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66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6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89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0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2" style:family="table-cell" style:parent-style-name="Default" style:data-style-name="N0">
      <style:table-cell-properties fo:border="0.06pt solid #000000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2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number-columns-repeated="2" table:default-cell-style-name="ce66"/>
        <table:table-column table:style-name="co14" table:default-cell-style-name="ce66"/>
        <table:table-column table:style-name="co15" table:default-cell-style-name="ce66"/>
        <table:table-column table:style-name="co12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2" table:number-columns-repeated="997" table:default-cell-style-name="ce66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9" office:value-type="string" calcext:value-type="string">
            <text:p>LBLS</text:p>
          </table:table-cell>
          <table:table-cell table:style-name="ce39" office:value-type="string" calcext:value-type="string">
            <text:p>UNERU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-3" calcext:value-type="float">
            <text:p>-3</text:p>
          </table:table-cell>
          <table:table-cell table:style-name="ce39" table:formula="of:=IF([.F3]&gt;0;ROUND([.F3]+((1-POWER(([.$B$44]/1013.25);0.190284))*145366.45));0)" office:value-type="float" office:value="2871" calcext:value-type="float">
            <text:p>2871</text:p>
          </table:table-cell>
          <table:table-cell table:style-name="ce39" table:formula="of:=ROUND([.G3]/SQRT(((1013.25*EXP((-9.80665*([.I3]*0.3048)*0.02896)/((273.15+[.H3])*8.3145)))*100/(287.058*(273.15+[.H3])))/1.225))" office:value-type="float" office:value="77" calcext:value-type="float">
            <text:p>77</text:p>
          </table:table-cell>
          <table:table-cell table:style-name="ce39" table:number-columns-repeated="2"/>
          <table:table-cell table:style-name="ce45" table:formula="of:=IF(ISBLANK([.K3]);NA();FINDCOURSEANGLE([.K3];[.D3]))" office:value-type="string" office:string-value="" calcext:value-type="error">
            <text:p>#N/A</text:p>
          </table:table-cell>
          <table:table-cell table:style-name="ce39" table:formula="of:=ROUND(DEGREES(ASIN([.Y3]/[.J3])))*[.AA3]" office:value-type="string" office:string-value="" calcext:value-type="error">
            <text:p>#N/A</text:p>
          </table:table-cell>
          <table:table-cell table:style-name="ce39" table:formula="of:=[.Z3]*[.AB3]" office:value-type="string" office:string-value="" calcext:value-type="error">
            <text:p>#N/A</text:p>
          </table:table-cell>
          <table:table-cell table:style-name="ce39" table:formula="of:=IF(ISNA([.N3]);[.D3];[.D3]+[.N3])" office:value-type="float" office:value="194" calcext:value-type="float">
            <text:p>194</text:p>
          </table:table-cell>
          <table:table-cell table:style-name="ce39" table:formula="of:=IF(ISNA([.O3]);[.J3];[.J3]+[.O3])" office:value-type="float" office:value="77" calcext:value-type="float">
            <text:p>77</text:p>
          </table:table-cell>
          <table:table-cell table:style-name="ce39" table:formula="of:=IF([.Q3]&gt;0;ROUND(([.C3]/[.Q3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]=&quot;E&quot;;[.P3]-[.S3];[.P3]+[.S3])" office:value-type="float" office:value="189" calcext:value-type="float">
            <text:p>189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UNERU</text:p>
          </table:table-cell>
          <table:table-cell table:style-name="ce39" office:value-type="string" calcext:value-type="string">
            <text:p>GUKMO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4]&gt;0;ROUND([.F4]+((1-POWER(([.$B$44]/1013.25);0.190284))*145366.45));0)" office:value-type="float" office:value="3371" calcext:value-type="float">
            <text:p>3371</text:p>
          </table:table-cell>
          <table:table-cell table:style-name="ce39" table:formula="of:=ROUND([.G4]/SQRT(((1013.25*EXP((-9.80665*([.I4]*0.3048)*0.02896)/((273.15+[.H4])*8.3145)))*100/(287.058*(273.15+[.H4])))/1.225))" office:value-type="float" office:value="93" calcext:value-type="float">
            <text:p>93</text:p>
          </table:table-cell>
          <table:table-cell table:style-name="ce39" table:number-columns-repeated="2"/>
          <table:table-cell table:style-name="ce45" table:formula="of:=IF(ISBLANK([.K4]);NA();FINDCOURSEANGLE([.K4];[.D4]))" office:value-type="string" office:string-value="" calcext:value-type="error">
            <text:p>#N/A</text:p>
          </table:table-cell>
          <table:table-cell table:style-name="ce39" table:formula="of:=ROUND(DEGREES(ASIN([.Y4]/[.J4])))*[.AA4]" office:value-type="string" office:string-value="" calcext:value-type="error">
            <text:p>#N/A</text:p>
          </table:table-cell>
          <table:table-cell table:style-name="ce39" table:formula="of:=[.Z4]*[.AB4]" office:value-type="string" office:string-value="" calcext:value-type="error">
            <text:p>#N/A</text:p>
          </table:table-cell>
          <table:table-cell table:style-name="ce39" table:formula="of:=IF(ISNA([.N4]);[.D4];[.D4]+[.N4])" office:value-type="float" office:value="197" calcext:value-type="float">
            <text:p>197</text:p>
          </table:table-cell>
          <table:table-cell table:style-name="ce39" table:formula="of:=IF(ISNA([.O4]);[.J4];[.J4]+[.O4])" office:value-type="float" office:value="93" calcext:value-type="float">
            <text:p>93</text:p>
          </table:table-cell>
          <table:table-cell table:style-name="ce39" table:formula="of:=IF([.Q4]&gt;0;ROUND(([.C4]/[.Q4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]=&quot;E&quot;;[.P4]-[.S4];[.P4]+[.S4])" office:value-type="float" office:value="192" calcext:value-type="float">
            <text:p>192</text:p>
          </table:table-cell>
          <table:table-cell table:style-name="ce39" office:value-type="float" office:value="5.5" calcext:value-type="float">
            <text:p>5.5</text:p>
          </table:table-cell>
          <table:table-cell table:style-name="ce39" table:formula="of:=ROUND(([.R4]/60)*[.V4];1)" office:value-type="float" office:value="0.3" calcext:value-type="float">
            <text:p>0.3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GUKMO</text:p>
          </table:table-cell>
          <table:table-cell table:style-name="ce39" office:value-type="string" calcext:value-type="string">
            <text:p>ZODIK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6" calcext:value-type="float">
            <text:p>-6</text:p>
          </table:table-cell>
          <table:table-cell table:style-name="ce39" table:formula="of:=IF([.F5]&gt;0;ROUND([.F5]+((1-POWER(([.$B$44]/1013.25);0.190284))*145366.45));0)" office:value-type="float" office:value="4371" calcext:value-type="float">
            <text:p>4371</text:p>
          </table:table-cell>
          <table:table-cell table:style-name="ce39" table:formula="of:=ROUND([.G5]/SQRT(((1013.25*EXP((-9.80665*([.I5]*0.3048)*0.02896)/((273.15+[.H5])*8.3145)))*100/(287.058*(273.15+[.H5])))/1.225))" office:value-type="float" office:value="94" calcext:value-type="float">
            <text:p>94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5]);NA();FINDCOURSEANGLE([.K5];[.D5]))" office:value-type="float" office:value="49" calcext:value-type="float">
            <text:p>49</text:p>
          </table:table-cell>
          <table:table-cell table:style-name="ce39" table:formula="of:=ROUND(DEGREES(ASIN([.Y5]/[.J5])))*[.AA5]" office:value-type="float" office:value="5" calcext:value-type="float">
            <text:p>5</text:p>
          </table:table-cell>
          <table:table-cell table:style-name="ce39" table:formula="of:=[.Z5]*[.AB5]" office:value-type="float" office:value="8" calcext:value-type="float">
            <text:p>8</text:p>
          </table:table-cell>
          <table:table-cell table:style-name="ce39" table:formula="of:=IF(ISNA([.N5]);[.D5];[.D5]+[.N5])" office:value-type="float" office:value="204" calcext:value-type="float">
            <text:p>204</text:p>
          </table:table-cell>
          <table:table-cell table:style-name="ce39" table:formula="of:=IF(ISNA([.O5]);[.J5];[.J5]+[.O5])" office:value-type="float" office:value="102" calcext:value-type="float">
            <text:p>102</text:p>
          </table:table-cell>
          <table:table-cell table:style-name="ce39" table:formula="of:=IF([.Q5]&gt;0;ROUND(([.C5]/[.Q5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5]=&quot;E&quot;;[.P5]-[.S5];[.P5]+[.S5])" office:value-type="float" office:value="199" calcext:value-type="float">
            <text:p>199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5]/60)*[.V5];1)" office:value-type="float" office:value="0.3" calcext:value-type="float">
            <text:p>0.3</text:p>
          </table:table-cell>
          <table:table-cell/>
          <table:table-cell table:formula="of:=ROUND([.L5]*SIN(RADIANS([.M5])))" office:value-type="float" office:value="9" calcext:value-type="float">
            <text:p>9</text:p>
          </table:table-cell>
          <table:table-cell table:formula="of:=ROUND([.L5]*COS(RADIANS([.M5])))" office:value-type="float" office:value="8" calcext:value-type="float">
            <text:p>8</text:p>
          </table:table-cell>
          <table:table-cell table:formula="of:=IF(ISBLANK([.K5]);NA();ISRIGHTCROSSWIND([.D5];[.K5]))" office:value-type="float" office:value="1" calcext:value-type="float">
            <text:p>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ZODIK</text:p>
          </table:table-cell>
          <table:table-cell table:style-name="ce39" office:value-type="string" calcext:value-type="string">
            <text:p>ZAPRE</text:p>
          </table:table-cell>
          <table:table-cell table:style-name="ce39" office:value-type="float" office:value="7.5" calcext:value-type="float">
            <text:p>7.5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6" calcext:value-type="float">
            <text:p>-6</text:p>
          </table:table-cell>
          <table:table-cell table:style-name="ce39" table:formula="of:=IF([.F6]&gt;0;ROUND([.F6]+((1-POWER(([.$B$44]/1013.25);0.190284))*145366.45));0)" office:value-type="float" office:value="4371" calcext:value-type="float">
            <text:p>4371</text:p>
          </table:table-cell>
          <table:table-cell table:style-name="ce39" table:formula="of:=ROUND([.G6]/SQRT(((1013.25*EXP((-9.80665*([.I6]*0.3048)*0.02896)/((273.15+[.H6])*8.3145)))*100/(287.058*(273.15+[.H6])))/1.225))" office:value-type="float" office:value="94" calcext:value-type="float">
            <text:p>94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6]);NA();FINDCOURSEANGLE([.K6];[.D6]))" office:value-type="float" office:value="36" calcext:value-type="float">
            <text:p>36</text:p>
          </table:table-cell>
          <table:table-cell table:style-name="ce39" table:formula="of:=ROUND(DEGREES(ASIN([.Y6]/[.J6])))*[.AA6]" office:value-type="float" office:value="4" calcext:value-type="float">
            <text:p>4</text:p>
          </table:table-cell>
          <table:table-cell table:style-name="ce39" table:formula="of:=[.Z6]*[.AB6]" office:value-type="float" office:value="10" calcext:value-type="float">
            <text:p>10</text:p>
          </table:table-cell>
          <table:table-cell table:style-name="ce39" table:formula="of:=IF(ISNA([.N6]);[.D6];[.D6]+[.N6])" office:value-type="float" office:value="190" calcext:value-type="float">
            <text:p>190</text:p>
          </table:table-cell>
          <table:table-cell table:style-name="ce39" table:formula="of:=IF(ISNA([.O6]);[.J6];[.J6]+[.O6])" office:value-type="float" office:value="104" calcext:value-type="float">
            <text:p>104</text:p>
          </table:table-cell>
          <table:table-cell table:style-name="ce39" table:formula="of:=IF([.Q6]&gt;0;ROUND(([.C6]/[.Q6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6]=&quot;E&quot;;[.P6]-[.S6];[.P6]+[.S6])" office:value-type="float" office:value="185" calcext:value-type="float">
            <text:p>18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6]/60)*[.V6];1)" office:value-type="float" office:value="0.4" calcext:value-type="float">
            <text:p>0.4</text:p>
          </table:table-cell>
          <table:table-cell/>
          <table:table-cell table:formula="of:=ROUND([.L6]*SIN(RADIANS([.M6])))" office:value-type="float" office:value="7" calcext:value-type="float">
            <text:p>7</text:p>
          </table:table-cell>
          <table:table-cell table:formula="of:=ROUND([.L6]*COS(RADIANS([.M6])))" office:value-type="float" office:value="10" calcext:value-type="float">
            <text:p>10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ZAPRE</text:p>
          </table:table-cell>
          <table:table-cell table:style-name="ce39" office:value-type="string" calcext:value-type="string">
            <text:p>ALMER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6" calcext:value-type="float">
            <text:p>-6</text:p>
          </table:table-cell>
          <table:table-cell table:style-name="ce39" table:formula="of:=IF([.F7]&gt;0;ROUND([.F7]+((1-POWER(([.$B$44]/1013.25);0.190284))*145366.45));0)" office:value-type="float" office:value="4371" calcext:value-type="float">
            <text:p>4371</text:p>
          </table:table-cell>
          <table:table-cell table:style-name="ce39" table:formula="of:=ROUND([.G7]/SQRT(((1013.25*EXP((-9.80665*([.I7]*0.3048)*0.02896)/((273.15+[.H7])*8.3145)))*100/(287.058*(273.15+[.H7])))/1.225))" office:value-type="float" office:value="94" calcext:value-type="float">
            <text:p>94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7]);NA();FINDCOURSEANGLE([.K7];[.D7]))" office:value-type="float" office:value="42" calcext:value-type="float">
            <text:p>42</text:p>
          </table:table-cell>
          <table:table-cell table:style-name="ce39" table:formula="of:=ROUND(DEGREES(ASIN([.Y7]/[.J7])))*[.AA7]" office:value-type="float" office:value="5" calcext:value-type="float">
            <text:p>5</text:p>
          </table:table-cell>
          <table:table-cell table:style-name="ce39" table:formula="of:=[.Z7]*[.AB7]" office:value-type="float" office:value="-9" calcext:value-type="float">
            <text:p>-9</text:p>
          </table:table-cell>
          <table:table-cell table:style-name="ce39" table:formula="of:=IF(ISNA([.N7]);[.D7];[.D7]+[.N7])" office:value-type="float" office:value="293" calcext:value-type="float">
            <text:p>293</text:p>
          </table:table-cell>
          <table:table-cell table:style-name="ce39" table:formula="of:=IF(ISNA([.O7]);[.J7];[.J7]+[.O7])" office:value-type="float" office:value="85" calcext:value-type="float">
            <text:p>85</text:p>
          </table:table-cell>
          <table:table-cell table:style-name="ce39" table:formula="of:=IF([.Q7]&gt;0;ROUND(([.C7]/[.Q7])*60);0)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7]=&quot;E&quot;;[.P7]-[.S7];[.P7]+[.S7])" office:value-type="float" office:value="288" calcext:value-type="float">
            <text:p>28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7]/60)*[.V7];1)" office:value-type="float" office:value="1.3" calcext:value-type="float">
            <text:p>1.3</text:p>
          </table:table-cell>
          <table:table-cell/>
          <table:table-cell table:formula="of:=ROUND([.L7]*SIN(RADIANS([.M7])))" office:value-type="float" office:value="8" calcext:value-type="float">
            <text:p>8</text:p>
          </table:table-cell>
          <table:table-cell table:formula="of:=ROUND([.L7]*COS(RADIANS([.M7])))" office:value-type="float" office:value="9" calcext:value-type="float">
            <text:p>9</text:p>
          </table:table-cell>
          <table:table-cell table:formula="of:=IF(ISBLANK([.K7]);NA();ISRIGHTCROSSWIND([.D7];[.K7]))" office:value-type="float" office:value="1" calcext:value-type="float">
            <text:p>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ALMER</text:p>
          </table:table-cell>
          <table:table-cell table:style-name="ce39" office:value-type="string" calcext:value-type="string">
            <text:p>LBSW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3" calcext:value-type="float">
            <text:p>-3</text:p>
          </table:table-cell>
          <table:table-cell table:style-name="ce39" table:formula="of:=IF([.F8]&gt;0;ROUND([.F8]+((1-POWER(([.$B$44]/1013.25);0.190284))*145366.45));0)" office:value-type="float" office:value="2871" calcext:value-type="float">
            <text:p>2871</text:p>
          </table:table-cell>
          <table:table-cell table:style-name="ce39" table:formula="of:=ROUND([.G8]/SQRT(((1013.25*EXP((-9.80665*([.I8]*0.3048)*0.02896)/((273.15+[.H8])*8.3145)))*100/(287.058*(273.15+[.H8])))/1.225))" office:value-type="float" office:value="92" calcext:value-type="float">
            <text:p>92</text:p>
          </table:table-cell>
          <table:table-cell table:style-name="ce39" table:number-columns-repeated="2"/>
          <table:table-cell table:style-name="ce45" table:formula="of:=IF(ISBLANK([.K8]);NA();FINDCOURSEANGLE([.K8];[.D8]))" office:value-type="string" office:string-value="" calcext:value-type="error">
            <text:p>#N/A</text:p>
          </table:table-cell>
          <table:table-cell table:style-name="ce39" table:formula="of:=ROUND(DEGREES(ASIN([.Y8]/[.J8])))*[.AA8]" office:value-type="string" office:string-value="" calcext:value-type="error">
            <text:p>#N/A</text:p>
          </table:table-cell>
          <table:table-cell table:style-name="ce39" table:formula="of:=[.Z8]*[.AB8]" office:value-type="string" office:string-value="" calcext:value-type="error">
            <text:p>#N/A</text:p>
          </table:table-cell>
          <table:table-cell table:style-name="ce39" table:formula="of:=IF(ISNA([.N8]);[.D8];[.D8]+[.N8])" office:value-type="float" office:value="273" calcext:value-type="float">
            <text:p>273</text:p>
          </table:table-cell>
          <table:table-cell table:style-name="ce39" table:formula="of:=IF(ISNA([.O8]);[.J8];[.J8]+[.O8])" office:value-type="float" office:value="92" calcext:value-type="float">
            <text:p>92</text:p>
          </table:table-cell>
          <table:table-cell table:style-name="ce39" table:formula="of:=IF([.Q8]&gt;0;ROUND(([.C8]/[.Q8])*60);0)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8]=&quot;E&quot;;[.P8]-[.S8];[.P8]+[.S8])" office:value-type="float" office:value="268" calcext:value-type="float">
            <text:p>26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8]/60)*[.V8];1)" office:value-type="float" office:value="0.5" calcext:value-type="float">
            <text:p>0.5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/>
          <table:table-cell table:style-name="Default"/>
          <table:table-cell table:style-name="ce39" table:number-columns-repeated="3"/>
          <table:table-cell table:style-name="ce50"/>
          <table:table-cell table:style-name="ce39" table:number-columns-repeated="2"/>
          <table:table-cell table:style-name="ce39" table:formula="of:=IF([.F9]&gt;0;ROUND([.F9]+((1-POWER(([.$B$44]/1013.25);0.190284))*145366.45));0)" office:value-type="float" office:value="0" calcext:value-type="float">
            <text:p>0</text:p>
          </table:table-cell>
          <table:table-cell table:style-name="ce39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9]);NA();FINDCOURSEANGLE([.K9];[.D9]))" office:value-type="string" office:string-value="" calcext:value-type="error">
            <text:p>#N/A</text:p>
          </table:table-cell>
          <table:table-cell table:style-name="ce39" table:formula="of:=ROUND(DEGREES(ASIN([.Y9]/[.J9])))*[.AA9]" office:value-type="string" office:string-value="" calcext:value-type="error">
            <text:p>#N/A</text:p>
          </table:table-cell>
          <table:table-cell table:style-name="ce39" table:formula="of:=[.Z9]*[.AB9]" office:value-type="string" office:string-value="" calcext:value-type="error">
            <text:p>#N/A</text:p>
          </table:table-cell>
          <table:table-cell table:style-name="ce39" table:formula="of:=IF(ISNA([.N9]);[.D9];[.D9]+[.N9])" office:value-type="float" office:value="0" calcext:value-type="float">
            <text:p>0</text:p>
          </table:table-cell>
          <table:table-cell table:style-name="ce39" table:formula="of:=IF(ISNA([.O9]);[.J9];[.J9]+[.O9])" office:value-type="float" office:value="0" calcext:value-type="float">
            <text:p>0</text:p>
          </table:table-cell>
          <table:table-cell table:style-name="ce39" table:formula="of:=IF([.Q9]&gt;0;ROUND(([.C9]/[.Q9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9]=&quot;E&quot;;[.P9]-[.S9];[.P9]+[.S9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9]/60)*[.V9];1)" office:value-type="float" office:value="0" calcext:value-type="float">
            <text:p>0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0]&gt;0;ROUND([.F10]+((1-POWER(([.$B$44]/1013.25);0.190284))*145366.45));0)" office:value-type="float" office:value="0" calcext:value-type="float">
            <text:p>0</text:p>
          </table:table-cell>
          <table:table-cell table:style-name="ce39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0]);NA();FINDCOURSEANGLE([.K10];[.D10]))" office:value-type="string" office:string-value="" calcext:value-type="error">
            <text:p>#N/A</text:p>
          </table:table-cell>
          <table:table-cell table:style-name="ce39" table:formula="of:=ROUND(DEGREES(ASIN([.Y10]/[.J10])))*[.AA10]" office:value-type="string" office:string-value="" calcext:value-type="error">
            <text:p>#N/A</text:p>
          </table:table-cell>
          <table:table-cell table:style-name="ce39" table:formula="of:=[.Z10]*[.AB10]" office:value-type="string" office:string-value="" calcext:value-type="error">
            <text:p>#N/A</text:p>
          </table:table-cell>
          <table:table-cell table:style-name="ce39" table:formula="of:=IF(ISNA([.N10]);[.D10];[.D10]+[.N10])" office:value-type="float" office:value="0" calcext:value-type="float">
            <text:p>0</text:p>
          </table:table-cell>
          <table:table-cell table:style-name="ce39" table:formula="of:=IF(ISNA([.O10]);[.J10];[.J10]+[.O10])" office:value-type="float" office:value="0" calcext:value-type="float">
            <text:p>0</text:p>
          </table:table-cell>
          <table:table-cell table:style-name="ce39" table:formula="of:=IF([.Q10]&gt;0;ROUND(([.C10]/[.Q10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0]=&quot;E&quot;;[.P10]-[.S10];[.P10]+[.S10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0]/60)*[.V10];1)" office:value-type="float" office:value="0" calcext:value-type="float">
            <text:p>0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1]&gt;0;ROUND([.F11]+((1-POWER(([.$B$44]/1013.25);0.190284))*145366.45));0)" office:value-type="float" office:value="0" calcext:value-type="float">
            <text:p>0</text:p>
          </table:table-cell>
          <table:table-cell table:style-name="ce39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1]);NA();FINDCOURSEANGLE([.K11];[.D11]))" office:value-type="string" office:string-value="" calcext:value-type="error">
            <text:p>#N/A</text:p>
          </table:table-cell>
          <table:table-cell table:style-name="ce39" table:formula="of:=ROUND(DEGREES(ASIN([.Y11]/[.J11])))*[.AA11]" office:value-type="string" office:string-value="" calcext:value-type="error">
            <text:p>#N/A</text:p>
          </table:table-cell>
          <table:table-cell table:style-name="ce39" table:formula="of:=[.Z11]*[.AB11]" office:value-type="string" office:string-value="" calcext:value-type="error">
            <text:p>#N/A</text:p>
          </table:table-cell>
          <table:table-cell table:style-name="ce39" table:formula="of:=IF(ISNA([.N11]);[.D11];[.D11]+[.N11])" office:value-type="float" office:value="0" calcext:value-type="float">
            <text:p>0</text:p>
          </table:table-cell>
          <table:table-cell table:style-name="ce39" table:formula="of:=IF(ISNA([.O11]);[.J11];[.J11]+[.O11])" office:value-type="float" office:value="0" calcext:value-type="float">
            <text:p>0</text:p>
          </table:table-cell>
          <table:table-cell table:style-name="ce39" table:formula="of:=IF([.Q11]&gt;0;ROUND(([.C11]/[.Q1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1]=&quot;E&quot;;[.P11]-[.S11];[.P11]+[.S11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1]/60)*[.V11];1)" office:value-type="float" office:value="0" calcext:value-type="float">
            <text:p>0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2]&gt;0;ROUND([.F12]+((1-POWER(([.$B$44]/1013.25);0.190284))*145366.45));0)" office:value-type="float" office:value="0" calcext:value-type="float">
            <text:p>0</text:p>
          </table:table-cell>
          <table:table-cell table:style-name="ce39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2]);NA();FINDCOURSEANGLE([.K12];[.D12]))" office:value-type="string" office:string-value="" calcext:value-type="error">
            <text:p>#N/A</text:p>
          </table:table-cell>
          <table:table-cell table:style-name="ce39" table:formula="of:=ROUND(DEGREES(ASIN([.Y12]/[.J12])))*[.AA12]" office:value-type="string" office:string-value="" calcext:value-type="error">
            <text:p>#N/A</text:p>
          </table:table-cell>
          <table:table-cell table:style-name="ce39" table:formula="of:=[.Z12]*[.AB12]" office:value-type="string" office:string-value="" calcext:value-type="error">
            <text:p>#N/A</text:p>
          </table:table-cell>
          <table:table-cell table:style-name="ce39" table:formula="of:=IF(ISNA([.N12]);[.D12];[.D12]+[.N12])" office:value-type="float" office:value="0" calcext:value-type="float">
            <text:p>0</text:p>
          </table:table-cell>
          <table:table-cell table:style-name="ce39" table:formula="of:=IF(ISNA([.O12]);[.J12];[.J12]+[.O12])" office:value-type="float" office:value="0" calcext:value-type="float">
            <text:p>0</text:p>
          </table:table-cell>
          <table:table-cell table:style-name="ce39" table:formula="of:=IF([.Q12]&gt;0;ROUND(([.C12]/[.Q12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2]=&quot;E&quot;;[.P12]-[.S12];[.P12]+[.S12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2]/60)*[.V12];1)" office:value-type="float" office:value="0" calcext:value-type="float">
            <text:p>0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3]&gt;0;ROUND([.F13]+((1-POWER(([.$B$44]/1013.25);0.190284))*145366.45));0)" office:value-type="float" office:value="0" calcext:value-type="float">
            <text:p>0</text:p>
          </table:table-cell>
          <table:table-cell table:style-name="ce39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3]);NA();FINDCOURSEANGLE([.K13];[.D13]))" office:value-type="string" office:string-value="" calcext:value-type="error">
            <text:p>#N/A</text:p>
          </table:table-cell>
          <table:table-cell table:style-name="ce39" table:formula="of:=ROUND(DEGREES(ASIN([.Y13]/[.J13])))*[.AA13]" office:value-type="string" office:string-value="" calcext:value-type="error">
            <text:p>#N/A</text:p>
          </table:table-cell>
          <table:table-cell table:style-name="ce39" table:formula="of:=[.Z13]*[.AB13]" office:value-type="string" office:string-value="" calcext:value-type="error">
            <text:p>#N/A</text:p>
          </table:table-cell>
          <table:table-cell table:style-name="ce39" table:formula="of:=IF(ISNA([.N13]);[.D13];[.D13]+[.N13])" office:value-type="float" office:value="0" calcext:value-type="float">
            <text:p>0</text:p>
          </table:table-cell>
          <table:table-cell table:style-name="ce39" table:formula="of:=IF(ISNA([.O13]);[.J13];[.J13]+[.O13])" office:value-type="float" office:value="0" calcext:value-type="float">
            <text:p>0</text:p>
          </table:table-cell>
          <table:table-cell table:style-name="ce39" table:formula="of:=IF([.Q13]&gt;0;ROUND(([.C13]/[.Q13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3]=&quot;E&quot;;[.P13]-[.S13];[.P13]+[.S13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3]/60)*[.V13];1)" office:value-type="float" office:value="0" calcext:value-type="float">
            <text:p>0</text:p>
          </table:table-cell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3:.C12])" office:value-type="float" office:value="44.5" calcext:value-type="float">
            <text:p>44.5</text:p>
          </table:table-cell>
          <table:table-cell table:style-name="ce30" table:number-columns-repeated="9"/>
          <table:table-cell table:style-name="ce14" table:number-columns-repeated="2"/>
          <table:table-cell table:style-name="ce3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30" calcext:value-type="float">
            <text:p>30</text:p>
          </table:table-cell>
          <table:table-cell table:style-name="ce31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31"/>
          <table:table-cell table:style-name="ce53" table:formula="of:=SUM([.W3:.W12])" office:value-type="float" office:value="3.3" calcext:value-type="float">
            <text:p>3.3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31" table:number-columns-repeated="9"/>
          <table:table-cell table:style-name="ce5" table:number-columns-repeated="2"/>
          <table:table-cell table:style-name="ce31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1">
          <table:table-cell table:style-name="ce39" office:value-type="string" calcext:value-type="string">
            <text:p>LBSW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-7" calcext:value-type="float">
            <text:p>-7</text:p>
          </table:table-cell>
          <table:table-cell table:style-name="ce39" table:formula="of:=IF([.F18]&gt;0;ROUND([.F18]+((1-POWER(([.$B$44]/1013.25);0.190284))*145366.45));0)" office:value-type="float" office:value="4871" calcext:value-type="float">
            <text:p>4871</text:p>
          </table:table-cell>
          <table:table-cell table:style-name="ce39" table:formula="of:=ROUND([.G18]/SQRT(((1013.25*EXP((-9.80665*([.I18]*0.3048)*0.02896)/((273.15+[.H18])*8.3145)))*100/(287.058*(273.15+[.H18])))/1.225))" office:value-type="float" office:value="79" calcext:value-type="float">
            <text:p>79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18]);NA();FINDCOURSEANGLE([.K18];[.D18]))" office:value-type="float" office:value="2" calcext:value-type="float">
            <text:p>2</text:p>
          </table:table-cell>
          <table:table-cell table:style-name="ce39" table:formula="of:=ROUND(DEGREES(ASIN([.Y18]/[.J18])))*[.AA18]" office:value-type="float" office:value="0" calcext:value-type="float">
            <text:p>0</text:p>
          </table:table-cell>
          <table:table-cell table:style-name="ce39" table:formula="of:=[.Z18]*[.AB18]" office:value-type="float" office:value="12" calcext:value-type="float">
            <text:p>12</text:p>
          </table:table-cell>
          <table:table-cell table:style-name="ce39" table:formula="of:=IF(ISNA([.N18]);[.D18];[.D18]+[.N18])" office:value-type="float" office:value="152" calcext:value-type="float">
            <text:p>152</text:p>
          </table:table-cell>
          <table:table-cell table:style-name="ce39" table:formula="of:=IF(ISNA([.O18]);[.J18];[.J18]+[.O18])" office:value-type="float" office:value="91" calcext:value-type="float">
            <text:p>91</text:p>
          </table:table-cell>
          <table:table-cell table:style-name="ce39" table:formula="of:=IF([.Q18]&gt;0;ROUND(([.C18]/[.Q18])*60);0)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8]=&quot;E&quot;;[.P18]-[.S18];[.P18]+[.S18])" office:value-type="float" office:value="147" calcext:value-type="float">
            <text:p>147</text:p>
          </table:table-cell>
          <table:table-cell table:style-name="ce39"/>
          <table:table-cell table:style-name="ce39" office:value-type="float" office:value="1.1" calcext:value-type="float">
            <text:p>1.1</text:p>
          </table:table-cell>
          <table:table-cell/>
          <table:table-cell table:formula="of:=ROUND([.L18]*SIN(RADIANS([.M18])))" office:value-type="float" office:value="0" calcext:value-type="float">
            <text:p>0</text:p>
          </table:table-cell>
          <table:table-cell table:formula="of:=ROUND([.L18]*COS(RADIANS([.M18])))" office:value-type="float" office:value="12" calcext:value-type="float">
            <text:p>12</text:p>
          </table:table-cell>
          <table:table-cell table:formula="of:=IF(ISBLANK([.K18]);NA();ISRIGHTCROSSWIND([.D18];[.K18]))" office:value-type="float" office:value="1" calcext:value-type="float">
            <text:p>1</text:p>
          </table:table-cell>
          <table:table-cell table:formula="of:=IF(ISBLANK([.K18]);NA();ISTAILWIND([.D18];[.K18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TOC</text:p>
          </table:table-cell>
          <table:table-cell table:style-name="ce45" office:value-type="string" calcext:value-type="string">
            <text:p>DUPNITSA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52" calcext:value-type="float">
            <text:p>152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45" office:value-type="float" office:value="90" calcext:value-type="float">
            <text:p>90</text:p>
          </table:table-cell>
          <table:table-cell table:style-name="ce39" office:value-type="float" office:value="-7" calcext:value-type="float">
            <text:p>-7</text:p>
          </table:table-cell>
          <table:table-cell table:style-name="ce39" table:formula="of:=IF([.F19]&gt;0;ROUND([.F19]+((1-POWER(([.$B$44]/1013.25);0.190284))*145366.45));0)" office:value-type="float" office:value="4871" calcext:value-type="float">
            <text:p>4871</text:p>
          </table:table-cell>
          <table:table-cell table:style-name="ce39" table:formula="of:=ROUND([.G19]/SQRT(((1013.25*EXP((-9.80665*([.I19]*0.3048)*0.02896)/((273.15+[.H19])*8.3145)))*100/(287.058*(273.15+[.H19])))/1.225))" office:value-type="float" office:value="95" calcext:value-type="float">
            <text:p>95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19]);NA();FINDCOURSEANGLE([.K19];[.D19]))" office:value-type="float" office:value="2" calcext:value-type="float">
            <text:p>2</text:p>
          </table:table-cell>
          <table:table-cell table:style-name="ce39" table:formula="of:=ROUND(DEGREES(ASIN([.Y19]/[.J19])))*[.AA19]" office:value-type="float" office:value="0" calcext:value-type="float">
            <text:p>0</text:p>
          </table:table-cell>
          <table:table-cell table:style-name="ce39" table:formula="of:=[.Z19]*[.AB19]" office:value-type="float" office:value="12" calcext:value-type="float">
            <text:p>12</text:p>
          </table:table-cell>
          <table:table-cell table:style-name="ce39" table:formula="of:=IF(ISNA([.N19]);[.D19];[.D19]+[.N19])" office:value-type="float" office:value="152" calcext:value-type="float">
            <text:p>152</text:p>
          </table:table-cell>
          <table:table-cell table:style-name="ce39" table:formula="of:=IF(ISNA([.O19]);[.J19];[.J19]+[.O19])" office:value-type="float" office:value="107" calcext:value-type="float">
            <text:p>107</text:p>
          </table:table-cell>
          <table:table-cell table:style-name="ce39" table:formula="of:=IF([.Q19]&gt;0;ROUND(([.C19]/[.Q19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9]=&quot;E&quot;;[.P19]-[.S19];[.P19]+[.S19])" office:value-type="float" office:value="147" calcext:value-type="float">
            <text:p>14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9]/60)*[.V19];1)" office:value-type="float" office:value="0.2" calcext:value-type="float">
            <text:p>0.2</text:p>
          </table:table-cell>
          <table:table-cell/>
          <table:table-cell table:formula="of:=ROUND([.L19]*SIN(RADIANS([.M19])))" office:value-type="float" office:value="0" calcext:value-type="float">
            <text:p>0</text:p>
          </table:table-cell>
          <table:table-cell table:formula="of:=ROUND([.L19]*COS(RADIANS([.M19])))" office:value-type="float" office:value="12" calcext:value-type="float">
            <text:p>12</text:p>
          </table:table-cell>
          <table:table-cell table:formula="of:=IF(ISBLANK([.K19]);NA();ISRIGHTCROSSWIND([.D19];[.K19]))" office:value-type="float" office:value="1" calcext:value-type="float">
            <text:p>1</text:p>
          </table:table-cell>
          <table:table-cell table:formula="of:=IF(ISBLANK([.K19]);NA();ISTAILWIND([.D20];[.K19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DUPNITSA</text:p>
          </table:table-cell>
          <table:table-cell table:style-name="ce39" office:value-type="string" calcext:value-type="string">
            <text:p>BLAGOEVGRAD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7" calcext:value-type="float">
            <text:p>-7</text:p>
          </table:table-cell>
          <table:table-cell table:style-name="ce39" table:formula="of:=IF([.F20]&gt;0;ROUND([.F20]+((1-POWER(([.$B$44]/1013.25);0.190284))*145366.45));0)" office:value-type="float" office:value="4871" calcext:value-type="float">
            <text:p>4871</text:p>
          </table:table-cell>
          <table:table-cell table:style-name="ce39" table:formula="of:=ROUND([.G20]/SQRT(((1013.25*EXP((-9.80665*([.I20]*0.3048)*0.02896)/((273.15+[.H20])*8.3145)))*100/(287.058*(273.15+[.H20])))/1.225))" office:value-type="float" office:value="95" calcext:value-type="float">
            <text:p>95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20]);NA();FINDCOURSEANGLE([.K20];[.D20]))" office:value-type="float" office:value="35" calcext:value-type="float">
            <text:p>35</text:p>
          </table:table-cell>
          <table:table-cell table:style-name="ce39" table:formula="of:=ROUND(DEGREES(ASIN([.Y20]/[.J20])))*[.AA20]" office:value-type="float" office:value="4" calcext:value-type="float">
            <text:p>4</text:p>
          </table:table-cell>
          <table:table-cell table:style-name="ce39" table:formula="of:=[.Z20]*[.AB20]" office:value-type="float" office:value="-10" calcext:value-type="float">
            <text:p>-10</text:p>
          </table:table-cell>
          <table:table-cell table:style-name="ce39" table:formula="of:=IF(ISNA([.N20]);[.D20];[.D20]+[.N20])" office:value-type="float" office:value="189" calcext:value-type="float">
            <text:p>189</text:p>
          </table:table-cell>
          <table:table-cell table:style-name="ce39" table:formula="of:=IF(ISNA([.O20]);[.J20];[.J20]+[.O20])" office:value-type="float" office:value="85" calcext:value-type="float">
            <text:p>85</text:p>
          </table:table-cell>
          <table:table-cell table:style-name="ce39" table:formula="of:=IF([.Q20]&gt;0;ROUND(([.C20]/[.Q20])*60);0)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0]=&quot;E&quot;;[.P20]-[.S20];[.P20]+[.S20])" office:value-type="float" office:value="184" calcext:value-type="float">
            <text:p>184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0]/60)*[.V20];1)" office:value-type="float" office:value="1.1" calcext:value-type="float">
            <text:p>1.1</text:p>
          </table:table-cell>
          <table:table-cell/>
          <table:table-cell table:formula="of:=ROUND([.L20]*SIN(RADIANS([.M20])))" office:value-type="float" office:value="7" calcext:value-type="float">
            <text:p>7</text:p>
          </table:table-cell>
          <table:table-cell table:formula="of:=ROUND([.L20]*COS(RADIANS([.M20])))" office:value-type="float" office:value="10" calcext:value-type="float">
            <text:p>10</text:p>
          </table:table-cell>
          <table:table-cell table:formula="of:=IF(ISBLANK([.K20]);NA();ISRIGHTCROSSWIND([.D20];[.K20]))" office:value-type="float" office:value="1" calcext:value-type="float">
            <text:p>1</text:p>
          </table:table-cell>
          <table:table-cell table:formula="of:=IF(ISBLANK([.K20]);NA();ISTAILWIND([.D21];[.K20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BLAGOEVGRAD</text:p>
          </table:table-cell>
          <table:table-cell table:style-name="ce39" office:value-type="string" calcext:value-type="string">
            <text:p>KYUSTENDIL</text:p>
          </table:table-cell>
          <table:table-cell table:style-name="ce39" office:value-type="float" office:value="24.5" calcext:value-type="float">
            <text:p>24.5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7" calcext:value-type="float">
            <text:p>-7</text:p>
          </table:table-cell>
          <table:table-cell table:style-name="ce39" table:formula="of:=IF([.F21]&gt;0;ROUND([.F21]+((1-POWER(([.$B$44]/1013.25);0.190284))*145366.45));0)" office:value-type="float" office:value="4871" calcext:value-type="float">
            <text:p>4871</text:p>
          </table:table-cell>
          <table:table-cell table:style-name="ce39" table:formula="of:=ROUND([.G21]/SQRT(((1013.25*EXP((-9.80665*([.I21]*0.3048)*0.02896)/((273.15+[.H21])*8.3145)))*100/(287.058*(273.15+[.H21])))/1.225))" office:value-type="float" office:value="95" calcext:value-type="float">
            <text:p>95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21]);NA();FINDCOURSEANGLE([.K21];[.D21]))" office:value-type="float" office:value="17" calcext:value-type="float">
            <text:p>17</text:p>
          </table:table-cell>
          <table:table-cell table:style-name="ce39" table:formula="of:=ROUND(DEGREES(ASIN([.Y21]/[.J21])))*[.AA21]" office:value-type="float" office:value="2" calcext:value-type="float">
            <text:p>2</text:p>
          </table:table-cell>
          <table:table-cell table:style-name="ce39" table:formula="of:=[.Z21]*[.AB21]" office:value-type="float" office:value="-11" calcext:value-type="float">
            <text:p>-11</text:p>
          </table:table-cell>
          <table:table-cell table:style-name="ce39" table:formula="of:=IF(ISNA([.N21]);[.D21];[.D21]+[.N21])" office:value-type="float" office:value="315" calcext:value-type="float">
            <text:p>315</text:p>
          </table:table-cell>
          <table:table-cell table:style-name="ce39" table:formula="of:=IF(ISNA([.O21]);[.J21];[.J21]+[.O21])" office:value-type="float" office:value="84" calcext:value-type="float">
            <text:p>84</text:p>
          </table:table-cell>
          <table:table-cell table:style-name="ce39" table:formula="of:=IF([.Q21]&gt;0;ROUND(([.C21]/[.Q21])*60);0)" office:value-type="float" office:value="18" calcext:value-type="float">
            <text:p>1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1]=&quot;E&quot;;[.P21]-[.S21];[.P21]+[.S21])" office:value-type="float" office:value="310" calcext:value-type="float">
            <text:p>310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1]/60)*[.V21];1)" office:value-type="float" office:value="1.7" calcext:value-type="float">
            <text:p>1.7</text:p>
          </table:table-cell>
          <table:table-cell/>
          <table:table-cell table:formula="of:=ROUND([.L21]*SIN(RADIANS([.M21])))" office:value-type="float" office:value="4" calcext:value-type="float">
            <text:p>4</text:p>
          </table:table-cell>
          <table:table-cell table:formula="of:=ROUND([.L21]*COS(RADIANS([.M21])))" office:value-type="float" office:value="11" calcext:value-type="float">
            <text:p>11</text:p>
          </table:table-cell>
          <table:table-cell table:formula="of:=IF(ISBLANK([.K21]);NA();ISRIGHTCROSSWIND([.D21];[.K21]))" office:value-type="float" office:value="1" calcext:value-type="float">
            <text:p>1</text:p>
          </table:table-cell>
          <table:table-cell table:formula="of:=IF(ISBLANK([.K21]);NA();ISTAILWIND([.D21];[.K21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KYUSTENDIL</text:p>
          </table:table-cell>
          <table:table-cell table:style-name="ce39" office:value-type="string" calcext:value-type="string">
            <text:p>ZAPRE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7" calcext:value-type="float">
            <text:p>-7</text:p>
          </table:table-cell>
          <table:table-cell table:style-name="ce39" table:formula="of:=IF([.F22]&gt;0;ROUND([.F22]+((1-POWER(([.$B$44]/1013.25);0.190284))*145366.45));0)" office:value-type="float" office:value="4871" calcext:value-type="float">
            <text:p>4871</text:p>
          </table:table-cell>
          <table:table-cell table:style-name="ce39" table:formula="of:=ROUND([.G22]/SQRT(((1013.25*EXP((-9.80665*([.I22]*0.3048)*0.02896)/((273.15+[.H22])*8.3145)))*100/(287.058*(273.15+[.H22])))/1.225))" office:value-type="float" office:value="95" calcext:value-type="float">
            <text:p>95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" calcext:value-type="float">
            <text:p>12</text:p>
          </table:table-cell>
          <table:table-cell table:style-name="ce45" table:formula="of:=IF(ISBLANK([.K22]);NA();FINDCOURSEANGLE([.K22];[.D22]))" office:value-type="float" office:value="65" calcext:value-type="float">
            <text:p>65</text:p>
          </table:table-cell>
          <table:table-cell table:style-name="ce39" table:formula="of:=ROUND(DEGREES(ASIN([.Y22]/[.J22])))*[.AA22]" office:value-type="float" office:value="-7" calcext:value-type="float">
            <text:p>-7</text:p>
          </table:table-cell>
          <table:table-cell table:style-name="ce39" table:formula="of:=[.Z22]*[.AB22]" office:value-type="float" office:value="5" calcext:value-type="float">
            <text:p>5</text:p>
          </table:table-cell>
          <table:table-cell table:style-name="ce39" table:formula="of:=IF(ISNA([.N22]);[.D22];[.D22]+[.N22])" office:value-type="float" office:value="78" calcext:value-type="float">
            <text:p>78</text:p>
          </table:table-cell>
          <table:table-cell table:style-name="ce39" table:formula="of:=IF(ISNA([.O22]);[.J22];[.J22]+[.O22])" office:value-type="float" office:value="100" calcext:value-type="float">
            <text:p>100</text:p>
          </table:table-cell>
          <table:table-cell table:style-name="ce39" table:formula="of:=IF([.Q22]&gt;0;ROUND(([.C22]/[.Q22])*60);0)" office:value-type="float" office:value="23" calcext:value-type="float">
            <text:p>2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2]=&quot;E&quot;;[.P22]-[.S22];[.P22]+[.S22])" office:value-type="float" office:value="73" calcext:value-type="float">
            <text:p>73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2]/60)*[.V22];1)" office:value-type="float" office:value="2.2" calcext:value-type="float">
            <text:p>2.2</text:p>
          </table:table-cell>
          <table:table-cell/>
          <table:table-cell table:formula="of:=ROUND([.L22]*SIN(RADIANS([.M22])))" office:value-type="float" office:value="11" calcext:value-type="float">
            <text:p>11</text:p>
          </table:table-cell>
          <table:table-cell table:formula="of:=ROUND([.L22]*COS(RADIANS([.M22])))" office:value-type="float" office:value="5" calcext:value-type="float">
            <text:p>5</text:p>
          </table:table-cell>
          <table:table-cell table:formula="of:=IF(ISBLANK([.K22]);NA();ISRIGHTCROSSWIND([.D22];[.K22]))" office:value-type="float" office:value="-1" calcext:value-type="float">
            <text:p>-1</text:p>
          </table:table-cell>
          <table:table-cell table:formula="of:=IF(ISBLANK([.K22]);NA();ISTAILWIND([.D22];[.K22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ZAPRE</text:p>
          </table:table-cell>
          <table:table-cell table:style-name="ce39" office:value-type="string" calcext:value-type="string">
            <text:p>ADRIN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200" calcext:value-type="float">
            <text:p>32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23]&gt;0;ROUND([.F23]+((1-POWER(([.$B$44]/1013.25);0.190284))*145366.45));0)" office:value-type="float" office:value="3371" calcext:value-type="float">
            <text:p>3371</text:p>
          </table:table-cell>
          <table:table-cell table:style-name="ce39" table:formula="of:=ROUND([.G23]/SQRT(((1013.25*EXP((-9.80665*([.I23]*0.3048)*0.02896)/((273.15+[.H23])*8.3145)))*100/(287.058*(273.15+[.H23])))/1.225))" office:value-type="float" office:value="93" calcext:value-type="float">
            <text:p>93</text:p>
          </table:table-cell>
          <table:table-cell table:style-name="ce39" table:number-columns-repeated="2"/>
          <table:table-cell table:style-name="ce45" table:formula="of:=IF(ISBLANK([.K23]);NA();FINDCOURSEANGLE([.K23];[.D23]))" office:value-type="string" office:string-value="" calcext:value-type="error">
            <text:p>#N/A</text:p>
          </table:table-cell>
          <table:table-cell table:style-name="ce39" table:formula="of:=ROUND(DEGREES(ASIN([.Y23]/[.J23])))*[.AA23]" office:value-type="string" office:string-value="" calcext:value-type="error">
            <text:p>#N/A</text:p>
          </table:table-cell>
          <table:table-cell table:style-name="ce39" table:formula="of:=[.Z23]*[.AB23]" office:value-type="string" office:string-value="" calcext:value-type="error">
            <text:p>#N/A</text:p>
          </table:table-cell>
          <table:table-cell table:style-name="ce39" table:formula="of:=IF(ISNA([.N23]);[.D23];[.D23]+[.N23])" office:value-type="float" office:value="80" calcext:value-type="float">
            <text:p>80</text:p>
          </table:table-cell>
          <table:table-cell table:style-name="ce39" table:formula="of:=IF(ISNA([.O23]);[.J23];[.J23]+[.O23])" office:value-type="float" office:value="93" calcext:value-type="float">
            <text:p>93</text:p>
          </table:table-cell>
          <table:table-cell table:style-name="ce39" table:formula="of:=IF([.Q23]&gt;0;ROUND(([.C23]/[.Q23])*60);0)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3]=&quot;E&quot;;[.P23]-[.S23];[.P23]+[.S23])" office:value-type="float" office:value="75" calcext:value-type="float">
            <text:p>7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3]/60)*[.V23];1)" office:value-type="float" office:value="0.9" calcext:value-type="float">
            <text:p>0.9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ADRIN</text:p>
          </table:table-cell>
          <table:table-cell table:style-name="ce39" office:value-type="string" calcext:value-type="string">
            <text:p>LBHT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3100" calcext:value-type="float">
            <text:p>3100</text:p>
          </table:table-cell>
          <table:table-cell table:style-name="ce50" office:value-type="float" office:value="3100" calcext:value-type="float">
            <text:p>31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3" calcext:value-type="float">
            <text:p>-3</text:p>
          </table:table-cell>
          <table:table-cell table:style-name="ce39" table:formula="of:=IF([.F24]&gt;0;ROUND([.F24]+((1-POWER(([.$B$44]/1013.25);0.190284))*145366.45));0)" office:value-type="float" office:value="2971" calcext:value-type="float">
            <text:p>2971</text:p>
          </table:table-cell>
          <table:table-cell table:style-name="ce39" table:formula="of:=ROUND([.G24]/SQRT(((1013.25*EXP((-9.80665*([.I24]*0.3048)*0.02896)/((273.15+[.H24])*8.3145)))*100/(287.058*(273.15+[.H24])))/1.225))" office:value-type="float" office:value="92" calcext:value-type="float">
            <text:p>92</text:p>
          </table:table-cell>
          <table:table-cell table:style-name="ce39" table:number-columns-repeated="2"/>
          <table:table-cell table:style-name="ce45" table:formula="of:=IF(ISBLANK([.K24]);NA();FINDCOURSEANGLE([.K24];[.D24]))" office:value-type="string" office:string-value="" calcext:value-type="error">
            <text:p>#N/A</text:p>
          </table:table-cell>
          <table:table-cell table:style-name="ce39" table:formula="of:=ROUND(DEGREES(ASIN([.Y24]/[.J24])))*[.AA24]" office:value-type="string" office:string-value="" calcext:value-type="error">
            <text:p>#N/A</text:p>
          </table:table-cell>
          <table:table-cell table:style-name="ce39" table:formula="of:=[.Z24]*[.AB24]" office:value-type="string" office:string-value="" calcext:value-type="error">
            <text:p>#N/A</text:p>
          </table:table-cell>
          <table:table-cell table:style-name="ce39" table:formula="of:=IF(ISNA([.N24]);[.D24];[.D24]+[.N24])" office:value-type="float" office:value="292" calcext:value-type="float">
            <text:p>292</text:p>
          </table:table-cell>
          <table:table-cell table:style-name="ce39" table:formula="of:=IF(ISNA([.O24]);[.J24];[.J24]+[.O24])" office:value-type="float" office:value="92" calcext:value-type="float">
            <text:p>92</text:p>
          </table:table-cell>
          <table:table-cell table:style-name="ce39" table:formula="of:=IF([.Q24]&gt;0;ROUND(([.C24]/[.Q24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4]=&quot;E&quot;;[.P24]-[.S24];[.P24]+[.S24])" office:value-type="float" office:value="287" calcext:value-type="float">
            <text:p>28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4]/60)*[.V24];1)" office:value-type="float" office:value="0.3" calcext:value-type="float">
            <text:p>0.3</text:p>
          </table:table-cell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5]&gt;0;ROUND([.F25]+((1-POWER(([.$B$44]/1013.25);0.190284))*145366.45));0)" office:value-type="float" office:value="0" calcext:value-type="float">
            <text:p>0</text:p>
          </table:table-cell>
          <table:table-cell table:style-name="ce39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5]);NA();FINDCOURSEANGLE([.K25];[.D25]))" office:value-type="string" office:string-value="" calcext:value-type="error">
            <text:p>#N/A</text:p>
          </table:table-cell>
          <table:table-cell table:style-name="ce39" table:formula="of:=ROUND(DEGREES(ASIN([.Y25]/[.J25])))*[.AA25]" office:value-type="string" office:string-value="" calcext:value-type="error">
            <text:p>#N/A</text:p>
          </table:table-cell>
          <table:table-cell table:style-name="ce39" table:formula="of:=[.Z25]*[.AB25]" office:value-type="string" office:string-value="" calcext:value-type="error">
            <text:p>#N/A</text:p>
          </table:table-cell>
          <table:table-cell table:style-name="ce39" table:formula="of:=IF(ISNA([.N25]);[.D25];[.D25]+[.N25])" office:value-type="float" office:value="0" calcext:value-type="float">
            <text:p>0</text:p>
          </table:table-cell>
          <table:table-cell table:style-name="ce39" table:formula="of:=IF(ISNA([.O25]);[.J25];[.J25]+[.O25])" office:value-type="float" office:value="0" calcext:value-type="float">
            <text:p>0</text:p>
          </table:table-cell>
          <table:table-cell table:style-name="ce39" table:formula="of:=IF([.Q25]&gt;0;ROUND(([.C25]/[.Q25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5]=&quot;E&quot;;[.P25]-[.S25];[.P25]+[.S25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5]/60)*[.V25];1)" office:value-type="float" office:value="0" calcext:value-type="float">
            <text:p>0</text:p>
          </table:table-cell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6]&gt;0;ROUND([.F26]+((1-POWER(([.$B$44]/1013.25);0.190284))*145366.45));0)" office:value-type="float" office:value="0" calcext:value-type="float">
            <text:p>0</text:p>
          </table:table-cell>
          <table:table-cell table:style-name="ce39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6]);NA();FINDCOURSEANGLE([.K26];[.D26]))" office:value-type="string" office:string-value="" calcext:value-type="error">
            <text:p>#N/A</text:p>
          </table:table-cell>
          <table:table-cell table:style-name="ce39" table:formula="of:=ROUND(DEGREES(ASIN([.Y26]/[.J26])))*[.AA26]" office:value-type="string" office:string-value="" calcext:value-type="error">
            <text:p>#N/A</text:p>
          </table:table-cell>
          <table:table-cell table:style-name="ce39" table:formula="of:=[.Z26]*[.AB26]" office:value-type="string" office:string-value="" calcext:value-type="error">
            <text:p>#N/A</text:p>
          </table:table-cell>
          <table:table-cell table:style-name="ce39" table:formula="of:=IF(ISNA([.N26]);[.D26];[.D26]+[.N26])" office:value-type="float" office:value="0" calcext:value-type="float">
            <text:p>0</text:p>
          </table:table-cell>
          <table:table-cell table:style-name="ce39" table:formula="of:=IF(ISNA([.O26]);[.J26];[.J26]+[.O26])" office:value-type="float" office:value="0" calcext:value-type="float">
            <text:p>0</text:p>
          </table:table-cell>
          <table:table-cell table:style-name="ce39" table:formula="of:=IF([.Q26]&gt;0;ROUND(([.C26]/[.Q26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6]=&quot;E&quot;;[.P26]-[.S26];[.P26]+[.S26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6]/60)*[.V26];1)" office:value-type="float" office:value="0" calcext:value-type="float">
            <text:p>0</text:p>
          </table:table-cell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7]&gt;0;ROUND([.F27]+((1-POWER(([.$B$44]/1013.25);0.190284))*145366.45));0)" office:value-type="float" office:value="0" calcext:value-type="float">
            <text:p>0</text:p>
          </table:table-cell>
          <table:table-cell table:style-name="ce39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7]);NA();FINDCOURSEANGLE([.K27];[.D27]))" office:value-type="string" office:string-value="" calcext:value-type="error">
            <text:p>#N/A</text:p>
          </table:table-cell>
          <table:table-cell table:style-name="ce39" table:formula="of:=ROUND(DEGREES(ASIN([.Y27]/[.J27])))*[.AA27]" office:value-type="string" office:string-value="" calcext:value-type="error">
            <text:p>#N/A</text:p>
          </table:table-cell>
          <table:table-cell table:style-name="ce39" table:formula="of:=[.Z27]*[.AB27]" office:value-type="string" office:string-value="" calcext:value-type="error">
            <text:p>#N/A</text:p>
          </table:table-cell>
          <table:table-cell table:style-name="ce39" table:formula="of:=IF(ISNA([.N27]);[.D27];[.D27]+[.N27])" office:value-type="float" office:value="0" calcext:value-type="float">
            <text:p>0</text:p>
          </table:table-cell>
          <table:table-cell table:style-name="ce39" table:formula="of:=IF(ISNA([.O27]);[.J27];[.J27]+[.O27])" office:value-type="float" office:value="0" calcext:value-type="float">
            <text:p>0</text:p>
          </table:table-cell>
          <table:table-cell table:style-name="ce39" table:formula="of:=IF([.Q27]&gt;0;ROUND(([.C27]/[.Q27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7]=&quot;E&quot;;[.P27]-[.S27];[.P27]+[.S27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7]/60)*[.V27];1)" office:value-type="float" office:value="0" calcext:value-type="float">
            <text:p>0</text:p>
          </table:table-cell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18:.C27])" office:value-type="float" office:value="109.5" calcext:value-type="float">
            <text:p>109.5</text:p>
          </table:table-cell>
          <table:table-cell table:style-name="ce31" table:number-columns-repeated="9"/>
          <table:table-cell table:style-name="ce5" table:number-columns-repeated="2"/>
          <table:table-cell table:style-name="ce31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0"/>
          <table:table-cell table:style-name="ce53" table:formula="of:=SUM([.R18:.R27])" office:value-type="float" office:value="71" calcext:value-type="float">
            <text:p>71</text:p>
          </table:table-cell>
          <table:table-cell table:style-name="ce31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31"/>
          <table:table-cell table:style-name="ce53" table:formula="of:=SUM([.W18:.W27])" office:value-type="float" office:value="7.5" calcext:value-type="float">
            <text:p>7.5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31" table:number-columns-repeated="9"/>
          <table:table-cell table:style-name="ce5" table:number-columns-repeated="2"/>
          <table:table-cell table:style-name="ce31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39" office:value-type="string" calcext:value-type="string">
            <text:p>LBHT</text:p>
          </table:table-cell>
          <table:table-cell table:style-name="ce39" office:value-type="string" calcext:value-type="string">
            <text:p>XUDLA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/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32]&gt;0;ROUND([.F32]+((1-POWER(([.$B$44]/1013.25);0.190284))*145366.45));0)" office:value-type="float" office:value="3371" calcext:value-type="float">
            <text:p>3371</text:p>
          </table:table-cell>
          <table:table-cell table:style-name="ce39" table:formula="of:=ROUND([.G32]/SQRT(((1013.25*EXP((-9.80665*([.I32]*0.3048)*0.02896)/((273.15+[.H32])*8.3145)))*100/(287.058*(273.15+[.H32])))/1.225))" office:value-type="float" office:value="77" calcext:value-type="float">
            <text:p>77</text:p>
          </table:table-cell>
          <table:table-cell table:style-name="ce39" table:number-columns-repeated="2"/>
          <table:table-cell table:style-name="ce45" table:formula="of:=IF(ISBLANK([.K32]);NA();FINDCOURSEANGLE([.K32];[.D32]))" office:value-type="string" office:string-value="" calcext:value-type="error">
            <text:p>#N/A</text:p>
          </table:table-cell>
          <table:table-cell table:style-name="ce39" table:formula="of:=ROUND(DEGREES(ASIN([.Y32]/[.J32])))*[.AA32]" office:value-type="string" office:string-value="" calcext:value-type="error">
            <text:p>#N/A</text:p>
          </table:table-cell>
          <table:table-cell table:style-name="ce39" table:formula="of:=[.Z32]*[.AB32]" office:value-type="string" office:string-value="" calcext:value-type="error">
            <text:p>#N/A</text:p>
          </table:table-cell>
          <table:table-cell table:style-name="ce39" table:formula="of:=IF(ISNA([.N32]);[.D32];[.D32]+[.N32])" office:value-type="float" office:value="18" calcext:value-type="float">
            <text:p>18</text:p>
          </table:table-cell>
          <table:table-cell table:style-name="ce39" table:formula="of:=IF(ISNA([.O32]);[.J32];[.J32]+[.O32])" office:value-type="float" office:value="77" calcext:value-type="float">
            <text:p>77</text:p>
          </table:table-cell>
          <table:table-cell table:style-name="ce39" table:formula="of:=IF([.Q32]&gt;0;ROUND(([.C32]/[.Q32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2]=&quot;E&quot;;[.P32]-[.S32];[.P32]+[.S32])" office:value-type="float" office:value="13" calcext:value-type="float">
            <text:p>13</text:p>
          </table:table-cell>
          <table:table-cell table:style-name="ce39"/>
          <table:table-cell table:style-name="ce39" office:value-type="float" office:value="0.6" calcext:value-type="float">
            <text:p>0.6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XUDLA</text:p>
          </table:table-cell>
          <table:table-cell table:style-name="ce39" office:value-type="string" calcext:value-type="string">
            <text:p>BEBSI</text:p>
          </table:table-cell>
          <table:table-cell table:style-name="ce39" office:value-type="float" office:value="6.5" calcext:value-type="float">
            <text:p>6.5</text:p>
          </table:table-cell>
          <table:table-cell table:style-name="ce39" office:value-type="float" office:value="325" calcext:value-type="float">
            <text:p>325</text:p>
          </table:table-cell>
          <table:table-cell table:style-name="ce39"/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33]&gt;0;ROUND([.F33]+((1-POWER(([.$B$44]/1013.25);0.190284))*145366.45));0)" office:value-type="float" office:value="3371" calcext:value-type="float">
            <text:p>3371</text:p>
          </table:table-cell>
          <table:table-cell table:style-name="ce39" table:formula="of:=ROUND([.G33]/SQRT(((1013.25*EXP((-9.80665*([.I33]*0.3048)*0.02896)/((273.15+[.H33])*8.3145)))*100/(287.058*(273.15+[.H33])))/1.225))" office:value-type="float" office:value="93" calcext:value-type="float">
            <text:p>93</text:p>
          </table:table-cell>
          <table:table-cell table:style-name="ce39" table:number-columns-repeated="2"/>
          <table:table-cell table:style-name="ce45" table:formula="of:=IF(ISBLANK([.K33]);NA();FINDCOURSEANGLE([.K33];[.D33]))" office:value-type="string" office:string-value="" calcext:value-type="error">
            <text:p>#N/A</text:p>
          </table:table-cell>
          <table:table-cell table:style-name="ce39" table:formula="of:=ROUND(DEGREES(ASIN([.Y33]/[.J33])))*[.AA33]" office:value-type="string" office:string-value="" calcext:value-type="error">
            <text:p>#N/A</text:p>
          </table:table-cell>
          <table:table-cell table:style-name="ce39" table:formula="of:=[.Z33]*[.AB33]" office:value-type="string" office:string-value="" calcext:value-type="error">
            <text:p>#N/A</text:p>
          </table:table-cell>
          <table:table-cell table:style-name="ce39" table:formula="of:=IF(ISNA([.N33]);[.D33];[.D33]+[.N33])" office:value-type="float" office:value="325" calcext:value-type="float">
            <text:p>325</text:p>
          </table:table-cell>
          <table:table-cell table:style-name="ce39" table:formula="of:=IF(ISNA([.O33]);[.J33];[.J33]+[.O33])" office:value-type="float" office:value="93" calcext:value-type="float">
            <text:p>93</text:p>
          </table:table-cell>
          <table:table-cell table:style-name="ce39" table:formula="of:=IF([.Q33]&gt;0;ROUND(([.C33]/[.Q33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3]=&quot;E&quot;;[.P33]-[.S33];[.P33]+[.S33])" office:value-type="float" office:value="320" calcext:value-type="float">
            <text:p>320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3]/60)*[.V33];1)" office:value-type="float" office:value="0.4" calcext:value-type="float">
            <text:p>0.4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BEBSI</text:p>
          </table:table-cell>
          <table:table-cell table:style-name="ce39" office:value-type="string" calcext:value-type="string">
            <text:p>UNERU</text:p>
          </table:table-cell>
          <table:table-cell table:style-name="ce39" office:value-type="float" office:value="3.5" calcext:value-type="float">
            <text:p>3.5</text:p>
          </table:table-cell>
          <table:table-cell table:style-name="ce39" office:value-type="float" office:value="313" calcext:value-type="float">
            <text:p>313</text:p>
          </table:table-cell>
          <table:table-cell table:style-name="ce39"/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3" calcext:value-type="float">
            <text:p>-3</text:p>
          </table:table-cell>
          <table:table-cell table:style-name="ce39" table:formula="of:=IF([.F34]&gt;0;ROUND([.F34]+((1-POWER(([.$B$44]/1013.25);0.190284))*145366.45));0)" office:value-type="float" office:value="2871" calcext:value-type="float">
            <text:p>2871</text:p>
          </table:table-cell>
          <table:table-cell table:style-name="ce39" table:formula="of:=ROUND([.G34]/SQRT(((1013.25*EXP((-9.80665*([.I34]*0.3048)*0.02896)/((273.15+[.H34])*8.3145)))*100/(287.058*(273.15+[.H34])))/1.225))" office:value-type="float" office:value="92" calcext:value-type="float">
            <text:p>92</text:p>
          </table:table-cell>
          <table:table-cell table:style-name="ce39" table:number-columns-repeated="2"/>
          <table:table-cell table:style-name="ce45" table:formula="of:=IF(ISBLANK([.K34]);NA();FINDCOURSEANGLE([.K34];[.D34]))" office:value-type="string" office:string-value="" calcext:value-type="error">
            <text:p>#N/A</text:p>
          </table:table-cell>
          <table:table-cell table:style-name="ce39" table:formula="of:=ROUND(DEGREES(ASIN([.Y34]/[.J34])))*[.AA34]" office:value-type="string" office:string-value="" calcext:value-type="error">
            <text:p>#N/A</text:p>
          </table:table-cell>
          <table:table-cell table:style-name="ce39" table:formula="of:=[.Z34]*[.AB34]" office:value-type="string" office:string-value="" calcext:value-type="error">
            <text:p>#N/A</text:p>
          </table:table-cell>
          <table:table-cell table:style-name="ce39" table:formula="of:=IF(ISNA([.N34]);[.D34];[.D34]+[.N34])" office:value-type="float" office:value="313" calcext:value-type="float">
            <text:p>313</text:p>
          </table:table-cell>
          <table:table-cell table:style-name="ce39" table:formula="of:=IF(ISNA([.O34]);[.J34];[.J34]+[.O34])" office:value-type="float" office:value="92" calcext:value-type="float">
            <text:p>92</text:p>
          </table:table-cell>
          <table:table-cell table:style-name="ce39" table:formula="of:=IF([.Q34]&gt;0;ROUND(([.C34]/[.Q34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4]=&quot;E&quot;;[.P34]-[.S34];[.P34]+[.S34])" office:value-type="float" office:value="308" calcext:value-type="float">
            <text:p>30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4]/60)*[.V34];1)" office:value-type="float" office:value="0.2" calcext:value-type="float">
            <text:p>0.2</text:p>
          </table:table-cell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UNERU</text:p>
          </table:table-cell>
          <table:table-cell table:style-name="ce39" office:value-type="string" calcext:value-type="string">
            <text:p>LBLS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4" calcext:value-type="float">
            <text:p>14</text:p>
          </table:table-cell>
          <table:table-cell table:style-name="ce39"/>
          <table:table-cell table:style-name="ce50" office:value-type="float" office:value="2500" calcext:value-type="float">
            <text:p>2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2" calcext:value-type="float">
            <text:p>-2</text:p>
          </table:table-cell>
          <table:table-cell table:style-name="ce39" table:formula="of:=IF([.F35]&gt;0;ROUND([.F35]+((1-POWER(([.$B$44]/1013.25);0.190284))*145366.45));0)" office:value-type="float" office:value="2371" calcext:value-type="float">
            <text:p>2371</text:p>
          </table:table-cell>
          <table:table-cell table:style-name="ce39" table:formula="of:=ROUND([.G35]/SQRT(((1013.25*EXP((-9.80665*([.I35]*0.3048)*0.02896)/((273.15+[.H35])*8.3145)))*100/(287.058*(273.15+[.H35])))/1.225))" office:value-type="float" office:value="91" calcext:value-type="float">
            <text:p>91</text:p>
          </table:table-cell>
          <table:table-cell table:style-name="ce39" table:number-columns-repeated="2"/>
          <table:table-cell table:style-name="ce45" table:formula="of:=IF(ISBLANK([.K35]);NA();FINDCOURSEANGLE([.K35];[.D35]))" office:value-type="string" office:string-value="" calcext:value-type="error">
            <text:p>#N/A</text:p>
          </table:table-cell>
          <table:table-cell table:style-name="ce39" table:formula="of:=ROUND(DEGREES(ASIN([.Y35]/[.J35])))*[.AA35]" office:value-type="string" office:string-value="" calcext:value-type="error">
            <text:p>#N/A</text:p>
          </table:table-cell>
          <table:table-cell table:style-name="ce39" table:formula="of:=[.Z35]*[.AB35]" office:value-type="string" office:string-value="" calcext:value-type="error">
            <text:p>#N/A</text:p>
          </table:table-cell>
          <table:table-cell table:style-name="ce39" table:formula="of:=IF(ISNA([.N35]);[.D35];[.D35]+[.N35])" office:value-type="float" office:value="14" calcext:value-type="float">
            <text:p>14</text:p>
          </table:table-cell>
          <table:table-cell table:style-name="ce39" table:formula="of:=IF(ISNA([.O35]);[.J35];[.J35]+[.O35])" office:value-type="float" office:value="91" calcext:value-type="float">
            <text:p>91</text:p>
          </table:table-cell>
          <table:table-cell table:style-name="ce39" table:formula="of:=IF([.Q35]&gt;0;ROUND(([.C35]/[.Q35])*60);0)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5]=&quot;E&quot;;[.P35]-[.S35];[.P35]+[.S35])" office:value-type="float" office:value="9" calcext:value-type="float">
            <text:p>9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5]/60)*[.V35];1)" office:value-type="float" office:value="0.1" calcext:value-type="float">
            <text:p>0.1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6]&gt;0;ROUND([.F36]+((1-POWER(([.$B$44]/1013.25);0.190284))*145366.45));0)" office:value-type="float" office:value="0" calcext:value-type="float">
            <text:p>0</text:p>
          </table:table-cell>
          <table:table-cell table:style-name="ce39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6]);NA();FINDCOURSEANGLE([.K36];[.D36]))" office:value-type="string" office:string-value="" calcext:value-type="error">
            <text:p>#N/A</text:p>
          </table:table-cell>
          <table:table-cell table:style-name="ce39" table:formula="of:=ROUND(DEGREES(ASIN([.Y36]/[.J36])))*[.AA36]" office:value-type="string" office:string-value="" calcext:value-type="error">
            <text:p>#N/A</text:p>
          </table:table-cell>
          <table:table-cell table:style-name="ce39" table:formula="of:=[.Z36]*[.AB36]" office:value-type="string" office:string-value="" calcext:value-type="error">
            <text:p>#N/A</text:p>
          </table:table-cell>
          <table:table-cell table:style-name="ce39" table:formula="of:=IF(ISNA([.N36]);[.D36];[.D36]+[.N36])" office:value-type="float" office:value="0" calcext:value-type="float">
            <text:p>0</text:p>
          </table:table-cell>
          <table:table-cell table:style-name="ce39" table:formula="of:=IF(ISNA([.O36]);[.J36];[.J36]+[.O36])" office:value-type="float" office:value="0" calcext:value-type="float">
            <text:p>0</text:p>
          </table:table-cell>
          <table:table-cell table:style-name="ce39" table:formula="of:=IF([.Q36]&gt;0;ROUND(([.C36]/[.Q36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6]=&quot;E&quot;;[.P36]-[.S36];[.P36]+[.S36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6]/60)*[.V36];1)" office:value-type="float" office:value="0" calcext:value-type="float">
            <text:p>0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7]&gt;0;ROUND([.F37]+((1-POWER(([.$B$44]/1013.25);0.190284))*145366.45));0)" office:value-type="float" office:value="0" calcext:value-type="float">
            <text:p>0</text:p>
          </table:table-cell>
          <table:table-cell table:style-name="ce39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7]);NA();FINDCOURSEANGLE([.K37];[.D37]))" office:value-type="string" office:string-value="" calcext:value-type="error">
            <text:p>#N/A</text:p>
          </table:table-cell>
          <table:table-cell table:style-name="ce39" table:formula="of:=ROUND(DEGREES(ASIN([.Y37]/[.J37])))*[.AA37]" office:value-type="string" office:string-value="" calcext:value-type="error">
            <text:p>#N/A</text:p>
          </table:table-cell>
          <table:table-cell table:style-name="ce39" table:formula="of:=[.Z37]*[.AB37]" office:value-type="string" office:string-value="" calcext:value-type="error">
            <text:p>#N/A</text:p>
          </table:table-cell>
          <table:table-cell table:style-name="ce39" table:formula="of:=IF(ISNA([.N37]);[.D37];[.D37]+[.N37])" office:value-type="float" office:value="0" calcext:value-type="float">
            <text:p>0</text:p>
          </table:table-cell>
          <table:table-cell table:style-name="ce39" table:formula="of:=IF(ISNA([.O37]);[.J37];[.J37]+[.O37])" office:value-type="float" office:value="0" calcext:value-type="float">
            <text:p>0</text:p>
          </table:table-cell>
          <table:table-cell table:style-name="ce39" table:formula="of:=IF([.Q37]&gt;0;ROUND(([.C37]/[.Q37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7]=&quot;E&quot;;[.P37]-[.S37];[.P37]+[.S37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7]/60)*[.V37];1)" office:value-type="float" office:value="0" calcext:value-type="float">
            <text:p>0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8]&gt;0;ROUND([.F38]+((1-POWER(([.$B$44]/1013.25);0.190284))*145366.45));0)" office:value-type="float" office:value="0" calcext:value-type="float">
            <text:p>0</text:p>
          </table:table-cell>
          <table:table-cell table:style-name="ce39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8]);NA();FINDCOURSEANGLE([.K38];[.D38]))" office:value-type="string" office:string-value="" calcext:value-type="error">
            <text:p>#N/A</text:p>
          </table:table-cell>
          <table:table-cell table:style-name="ce39" table:formula="of:=ROUND(DEGREES(ASIN([.Y38]/[.J38])))*[.AA38]" office:value-type="string" office:string-value="" calcext:value-type="error">
            <text:p>#N/A</text:p>
          </table:table-cell>
          <table:table-cell table:style-name="ce39" table:formula="of:=[.Z38]*[.AB38]" office:value-type="string" office:string-value="" calcext:value-type="error">
            <text:p>#N/A</text:p>
          </table:table-cell>
          <table:table-cell table:style-name="ce39" table:formula="of:=IF(ISNA([.N38]);[.D38];[.D38]+[.N38])" office:value-type="float" office:value="0" calcext:value-type="float">
            <text:p>0</text:p>
          </table:table-cell>
          <table:table-cell table:style-name="ce39" table:formula="of:=IF(ISNA([.O38]);[.J38];[.J38]+[.O38])" office:value-type="float" office:value="0" calcext:value-type="float">
            <text:p>0</text:p>
          </table:table-cell>
          <table:table-cell table:style-name="ce39" table:formula="of:=IF([.Q38]&gt;0;ROUND(([.C38]/[.Q38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8]=&quot;E&quot;;[.P38]-[.S38];[.P38]+[.S38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8]/60)*[.V38];1)" office:value-type="float" office:value="0" calcext:value-type="float">
            <text:p>0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9]&gt;0;ROUND([.F39]+((1-POWER(([.$B$44]/1013.25);0.190284))*145366.45));0)" office:value-type="float" office:value="0" calcext:value-type="float">
            <text:p>0</text:p>
          </table:table-cell>
          <table:table-cell table:style-name="ce39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9]);NA();FINDCOURSEANGLE([.K39];[.D39]))" office:value-type="string" office:string-value="" calcext:value-type="error">
            <text:p>#N/A</text:p>
          </table:table-cell>
          <table:table-cell table:style-name="ce39" table:formula="of:=ROUND(DEGREES(ASIN([.Y39]/[.J39])))*[.AA39]" office:value-type="string" office:string-value="" calcext:value-type="error">
            <text:p>#N/A</text:p>
          </table:table-cell>
          <table:table-cell table:style-name="ce39" table:formula="of:=[.Z39]*[.AB39]" office:value-type="string" office:string-value="" calcext:value-type="error">
            <text:p>#N/A</text:p>
          </table:table-cell>
          <table:table-cell table:style-name="ce39" table:formula="of:=IF(ISNA([.N39]);[.D39];[.D39]+[.N39])" office:value-type="float" office:value="0" calcext:value-type="float">
            <text:p>0</text:p>
          </table:table-cell>
          <table:table-cell table:style-name="ce39" table:formula="of:=IF(ISNA([.O39]);[.J39];[.J39]+[.O39])" office:value-type="float" office:value="0" calcext:value-type="float">
            <text:p>0</text:p>
          </table:table-cell>
          <table:table-cell table:style-name="ce39" table:formula="of:=IF([.Q39]&gt;0;ROUND(([.C39]/[.Q39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9]=&quot;E&quot;;[.P39]-[.S39];[.P39]+[.S39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9]/60)*[.V39];1)" office:value-type="float" office:value="0" calcext:value-type="float">
            <text:p>0</text:p>
          </table:table-cell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40]&gt;0;ROUND([.F40]+((1-POWER(([.$B$44]/1013.25);0.190284))*145366.45));0)" office:value-type="float" office:value="0" calcext:value-type="float">
            <text:p>0</text:p>
          </table:table-cell>
          <table:table-cell table:style-name="ce39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0]);NA();FINDCOURSEANGLE([.K40];[.D40]))" office:value-type="string" office:string-value="" calcext:value-type="error">
            <text:p>#N/A</text:p>
          </table:table-cell>
          <table:table-cell table:style-name="ce39" table:formula="of:=ROUND(DEGREES(ASIN([.Y40]/[.J40])))*[.AA40]" office:value-type="string" office:string-value="" calcext:value-type="error">
            <text:p>#N/A</text:p>
          </table:table-cell>
          <table:table-cell table:style-name="ce39" table:formula="of:=[.Z40]*[.AB40]" office:value-type="string" office:string-value="" calcext:value-type="error">
            <text:p>#N/A</text:p>
          </table:table-cell>
          <table:table-cell table:style-name="ce39" table:formula="of:=IF(ISNA([.N40]);[.D40];[.D40]+[.N40])" office:value-type="float" office:value="0" calcext:value-type="float">
            <text:p>0</text:p>
          </table:table-cell>
          <table:table-cell table:style-name="ce39" table:formula="of:=IF(ISNA([.O40]);[.J40];[.J40]+[.O40])" office:value-type="float" office:value="0" calcext:value-type="float">
            <text:p>0</text:p>
          </table:table-cell>
          <table:table-cell table:style-name="ce39" table:formula="of:=IF([.Q40]&gt;0;ROUND(([.C40]/[.Q40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0]=&quot;E&quot;;[.P40]-[.S40];[.P40]+[.S40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40]/60)*[.V40];1)" office:value-type="float" office:value="0" calcext:value-type="float">
            <text:p>0</text:p>
          </table:table-cell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41]&gt;0;ROUND([.F41]+((1-POWER(([.$B$44]/1013.25);0.190284))*145366.45));0)" office:value-type="float" office:value="0" calcext:value-type="float">
            <text:p>0</text:p>
          </table:table-cell>
          <table:table-cell table:style-name="ce39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1]);NA();FINDCOURSEANGLE([.K41];[.D41]))" office:value-type="string" office:string-value="" calcext:value-type="error">
            <text:p>#N/A</text:p>
          </table:table-cell>
          <table:table-cell table:style-name="ce39" table:formula="of:=ROUND(DEGREES(ASIN([.Y41]/[.J41])))*[.AA41]" office:value-type="string" office:string-value="" calcext:value-type="error">
            <text:p>#N/A</text:p>
          </table:table-cell>
          <table:table-cell table:style-name="ce39" table:formula="of:=[.Z41]*[.AB41]" office:value-type="string" office:string-value="" calcext:value-type="error">
            <text:p>#N/A</text:p>
          </table:table-cell>
          <table:table-cell table:style-name="ce39" table:formula="of:=IF(ISNA([.N41]);[.D41];[.D41]+[.N41])" office:value-type="float" office:value="0" calcext:value-type="float">
            <text:p>0</text:p>
          </table:table-cell>
          <table:table-cell table:style-name="ce39" table:formula="of:=IF(ISNA([.O41]);[.J41];[.J41]+[.O41])" office:value-type="float" office:value="0" calcext:value-type="float">
            <text:p>0</text:p>
          </table:table-cell>
          <table:table-cell table:style-name="ce39" table:formula="of:=IF([.Q41]&gt;0;ROUND(([.C41]/[.Q4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1]=&quot;E&quot;;[.P41]-[.S41];[.P41]+[.S41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41]/60)*[.V41];1)" office:value-type="float" office:value="0" calcext:value-type="float">
            <text:p>0</text:p>
          </table:table-cell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15" calcext:value-type="float">
            <text:p>15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0"/>
          <table:table-cell table:style-name="ce53" table:formula="of:=SUM([.R32:.R41])" office:value-type="float" office:value="9" calcext:value-type="float">
            <text:p>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1.3" calcext:value-type="float">
            <text:p>1.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, NM</text:p>
          </table:table-cell>
          <table:covered-table-cell table:style-name="ce6"/>
          <table:table-cell table:style-name="ce16" table:formula="of:=[.C14]+[.C28]+[.C42]" office:value-type="float" office:value="169" calcext:value-type="float">
            <text:p>169</text:p>
          </table:table-cell>
          <table:table-cell table:style-name="ce6" office:value-type="string" calcext:value-type="string">
            <text:p>KM</text:p>
          </table:table-cell>
          <table:table-cell table:formula="of:=[.C43]*1.852" office:value-type="float" office:value="312.988" calcext:value-type="float">
            <text:p>312.988</text:p>
          </table:table-cell>
          <table:table-cell table:number-columns-repeated="10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39"/>
          <table:table-cell table:style-name="ce54" table:formula="of:=[.R14]+[.R28]+[.R42]" office:value-type="float" office:value="110" calcext:value-type="float">
            <text:p>11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39"/>
          <table:table-cell table:style-name="ce16" table:formula="of:=[.W14]+[.W28]+[.W42]" office:value-type="float" office:value="12.1" calcext:value-type="float">
            <text:p>12.1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8" calcext:value-type="float">
            <text:p>1018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3]*0.05;1)" office:value-type="float" office:value="0.6" calcext:value-type="float">
            <text:p>0.6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39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28.12.2019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3" calcext:value-type="float">
            <text:p>23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45"/>
        <table:table-column table:style-name="co22" table:number-columns-repeated="5" table:default-cell-style-name="ce45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64" table:content-validation-name="val1" office:value-type="string" calcext:value-type="string">
            <text:p>LZ-SPT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64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64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45" office:value-type="float" office:value="1496.05" calcext:value-type="float">
            <text:p>1496.05</text:p>
          </table:table-cell>
          <table:table-cell table:style-name="ce45" office:value-type="float" office:value="38.25" calcext:value-type="float">
            <text:p>38.25</text:p>
          </table:table-cell>
          <table:table-cell/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 table:style-name="ce45"/>
          <table:table-cell table:style-name="ce65" office:value-type="string" calcext:value-type="string" table:number-columns-spanned="2" table:number-rows-spanned="1">
            <text:p>ARM (IN)</text:p>
          </table:table-cell>
          <table:covered-table-cell table:style-name="ce45"/>
          <table:table-cell table:style-name="ce65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45"/>
          <table:table-cell table:style-name="ce45" office:value-type="string" calcext:value-type="string">
            <text:p>Actual </text:p>
          </table:table-cell>
          <table:table-cell table:style-name="ce45" office:value-type="string" calcext:value-type="string">
            <text:p>Limit</text:p>
          </table:table-cell>
          <table:table-cell table:style-name="ce45" office:value-type="string" calcext:value-type="string">
            <text:p>Actual</text:p>
          </table:table-cell>
          <table:table-cell table:style-name="ce45" office:value-type="string" calcext:value-type="string">
            <text:p>Limit</text:p>
          </table:table-cell>
          <table:covered-table-cell table:style-name="ce45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46.09" calcext:value-type="float">
            <text:p>1446.09</text:p>
          </table:table-cell>
          <table:table-cell/>
          <table:table-cell table:formula="of:=VLOOKUP([.$A$1];[.$H$3:.$J$5];3)" office:value-type="float" office:value="40.14" calcext:value-type="float">
            <text:p>40.14</text:p>
          </table:table-cell>
          <table:table-cell/>
          <table:table-cell table:formula="of:=ROUND([.B5]*[.D5];2)" office:value-type="float" office:value="58046.05" calcext:value-type="float">
            <text:p>58046.05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45" office:value-type="string" calcext:value-type="string">
            <text:p>1. Basic Empty Weight</text:p>
          </table:table-cell>
          <table:table-cell table:style-name="ce45" table:formula="of:=VLOOKUP([.$A$1];[.$H$3:.$J$5];2)" office:value-type="float" office:value="1446.09" calcext:value-type="float">
            <text:p>1446.09</text:p>
          </table:table-cell>
          <table:table-cell table:style-name="ce45"/>
          <table:table-cell table:style-name="ce45" table:formula="of:=VLOOKUP([.$A$1];[.$H$3:.$J$5];3)" office:value-type="float" office:value="40.14" calcext:value-type="float">
            <text:p>40.14</text:p>
          </table:table-cell>
          <table:table-cell table:style-name="ce45"/>
          <table:table-cell table:style-name="ce45" table:formula="of:=ROUND([.M5]*[.O5];2)" office:value-type="float" office:value="58046.05" calcext:value-type="float">
            <text:p>58046.05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 table:number-columns-repeated="5"/>
          <table:table-cell table:style-name="ce45" office:value-type="string" calcext:value-type="string">
            <text:p>2. Front Lef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M6]*[.O6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3. Front Right Seat</text:p>
          </table:table-cell>
          <table:table-cell table:style-name="ce45" table:number-columns-repeated="2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4. Rear Left Seat</text:p>
          </table:table-cell>
          <table:table-cell table:style-name="ce45" table:number-columns-repeated="4"/>
          <table:table-cell table:style-name="ce45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5. Rear Right Seat</text:p>
          </table:table-cell>
          <table:table-cell table:style-name="ce45" table:number-columns-repeated="4"/>
          <table:table-cell table:style-name="ce45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6. Baggage Area 1</text:p>
          </table:table-cell>
          <table:table-cell table:style-name="ce45" table:number-columns-repeated="4"/>
          <table:table-cell table:style-name="ce45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45" office:value-type="string" calcext:value-type="string">
            <text:p>7. Baggage Area 2</text:p>
          </table:table-cell>
          <table:table-cell table:style-name="ce45" table:number-columns-repeated="4"/>
          <table:table-cell table:style-name="ce45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56.09" calcext:value-type="float">
            <text:p>1656.09</text:p>
          </table:table-cell>
          <table:table-cell/>
          <table:table-cell table:formula="of:=ROUND([.F12]/[.B12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7706.05" calcext:value-type="float">
            <text:p>67706.05</text:p>
          </table:table-cell>
          <table:table-cell table:number-columns-repeated="5"/>
          <table:table-cell table:style-name="ce45" office:value-type="string" calcext:value-type="string">
            <text:p>8. Zero Fuel Weight</text:p>
          </table:table-cell>
          <table:table-cell table:style-name="ce45" table:formula="of:=SUM([.M5:.M11])" office:value-type="float" office:value="1656.09" calcext:value-type="float">
            <text:p>1656.09</text:p>
          </table:table-cell>
          <table:table-cell table:style-name="ce45"/>
          <table:table-cell table:style-name="ce45" table:formula="of:=ROUND([.Q12]/[.M12];2)" office:value-type="float" office:value="40.88" calcext:value-type="float">
            <text:p>40.88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SUM([.Q5:.Q11])" office:value-type="float" office:value="67706.05" calcext:value-type="float">
            <text:p>67706.05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" office:value-type="float" office:value="138" calcext:value-type="float">
            <text:p>13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6624" calcext:value-type="float">
            <text:p>6624</text:p>
          </table:table-cell>
          <table:table-cell table:number-columns-repeated="5"/>
          <table:table-cell table:style-name="ce45" office:value-type="string" calcext:value-type="string">
            <text:p>9. Total Fuel</text:p>
          </table:table-cell>
          <table:table-cell table:style-name="ce45" table:formula="of:=[$FPL.$W$48]*6" office:value-type="float" office:value="138" calcext:value-type="float">
            <text:p>138</text:p>
          </table:table-cell>
          <table:table-cell table:style-name="ce45" office:value-type="float" office:value="258" calcext:value-type="float">
            <text:p>258</text:p>
          </table:table-cell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M13]*[.O13]" office:value-type="float" office:value="6624" calcext:value-type="float">
            <text:p>6624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794.09" calcext:value-type="float">
            <text:p>1794.0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43" calcext:value-type="float">
            <text:p>41.43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4330.05" calcext:value-type="float">
            <text:p>74330.05</text:p>
          </table:table-cell>
          <table:table-cell table:number-columns-repeated="5"/>
          <table:table-cell table:style-name="ce45" office:value-type="string" calcext:value-type="string">
            <text:p>10. Ramp Weight</text:p>
          </table:table-cell>
          <table:table-cell table:style-name="ce45" table:formula="of:=[.M12]+[.M13]" office:value-type="float" office:value="1794.09" calcext:value-type="float">
            <text:p>1794.09</text:p>
          </table:table-cell>
          <table:table-cell table:style-name="ce45" office:value-type="float" office:value="2307" calcext:value-type="float">
            <text:p>2307</text:p>
          </table:table-cell>
          <table:table-cell table:style-name="ce45" table:formula="of:=ROUND([.Q14]/[.M14];2)" office:value-type="float" office:value="41.43" calcext:value-type="float">
            <text:p>41.43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Q12]+[.Q13]" office:value-type="float" office:value="74330.05" calcext:value-type="float">
            <text:p>74330.05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45" office:value-type="string" calcext:value-type="string">
            <text:p>11. Taxi Fuel</text:p>
          </table:table-cell>
          <table:table-cell table:style-name="ce45" table:formula="of:=[$FPL.$W$44]*6" office:value-type="float" office:value="19.8" calcext:value-type="float">
            <text:p>19.8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M15]*[.O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787.49" calcext:value-type="float">
            <text:p>1787.4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41" calcext:value-type="float">
            <text:p>41.41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4013.25" calcext:value-type="float">
            <text:p>74013.25</text:p>
          </table:table-cell>
          <table:table-cell table:number-columns-repeated="5"/>
          <table:table-cell table:style-name="ce45" office:value-type="string" calcext:value-type="string">
            <text:p>12. Takeoff Weight</text:p>
          </table:table-cell>
          <table:table-cell table:style-name="ce45" table:formula="of:=[.M14]-[.M15]" office:value-type="float" office:value="1774.29" calcext:value-type="float">
            <text:p>1774.2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Q16]/[.M16];2)" office:value-type="float" office:value="41.36" calcext:value-type="float">
            <text:p>41.36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Q14]-[.Q15]" office:value-type="float" office:value="73379.65" calcext:value-type="float">
            <text:p>73379.65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19.8" calcext:value-type="float">
            <text:p>19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950.4" calcext:value-type="float">
            <text:p>950.4</text:p>
          </table:table-cell>
          <table:table-cell table:number-columns-repeated="5"/>
          <table:table-cell table:style-name="ce45" office:value-type="string" calcext:value-type="string">
            <text:p>13. Trip Fuel</text:p>
          </table:table-cell>
          <table:table-cell table:style-name="ce45" table:formula="of:=[$FPL.$W$43]*6" office:value-type="float" office:value="72.6" calcext:value-type="float">
            <text:p>72.6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ROUND([.O17]*[.M17];2)" office:value-type="float" office:value="3484.8" calcext:value-type="float">
            <text:p>3484.8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767.69" calcext:value-type="float">
            <text:p>1767.6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1.33" calcext:value-type="float">
            <text:p>41.33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3062.85" calcext:value-type="float">
            <text:p>73062.85</text:p>
          </table:table-cell>
          <table:table-cell table:number-columns-repeated="5"/>
          <table:table-cell table:style-name="ce45" office:value-type="string" calcext:value-type="string">
            <text:p>14. Landing Weight</text:p>
          </table:table-cell>
          <table:table-cell table:style-name="ce45" table:formula="of:=[.M16]-[.M17]" office:value-type="float" office:value="1701.69" calcext:value-type="float">
            <text:p>1701.6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Q18]/[.M18];2)" office:value-type="float" office:value="41.07" calcext:value-type="float">
            <text:p>41.07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Q16]-[.Q17]" office:value-type="float" office:value="69894.85" calcext:value-type="float">
            <text:p>69894.85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46.09" calcext:value-type="float">
            <text:p>1446.09</text:p>
          </table:table-cell>
          <table:table-cell/>
          <table:table-cell table:formula="of:=VLOOKUP([.$A$1];[.$H$3:.$J$5];3)" office:value-type="float" office:value="40.14" calcext:value-type="float">
            <text:p>40.14</text:p>
          </table:table-cell>
          <table:table-cell/>
          <table:table-cell table:formula="of:=ROUND([.B23]*[.D23];2)" office:value-type="float" office:value="58046.05" calcext:value-type="float">
            <text:p>5804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56.09" calcext:value-type="float">
            <text:p>1656.09</text:p>
          </table:table-cell>
          <table:table-cell/>
          <table:table-cell table:formula="of:=ROUND([.F30]/[.B30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7706.05" calcext:value-type="float">
            <text:p>6770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" office:value-type="float" office:value="111.6" calcext:value-type="float">
            <text:p>111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356.8" calcext:value-type="float">
            <text:p>535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767.69" calcext:value-type="float">
            <text:p>1767.6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1.33" calcext:value-type="float">
            <text:p>41.33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3062.85" calcext:value-type="float">
            <text:p>73062.8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61.09" calcext:value-type="float">
            <text:p>1761.0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1.31" calcext:value-type="float">
            <text:p>41.31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2746.05" calcext:value-type="float">
            <text:p>7274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45" calcext:value-type="float">
            <text:p>45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2160" calcext:value-type="float">
            <text:p>21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16.09" calcext:value-type="float">
            <text:p>1716.0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1.13" calcext:value-type="float">
            <text:p>41.13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0586.05" calcext:value-type="float">
            <text:p>70586.05</text:p>
          </table:table-cell>
          <table:table-cell table:number-columns-repeated="11"/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46.09" calcext:value-type="float">
            <text:p>1446.09</text:p>
          </table:table-cell>
          <table:table-cell/>
          <table:table-cell table:formula="of:=VLOOKUP([.$A$1];[.$H$3:.$J$5];3)" office:value-type="float" office:value="40.14" calcext:value-type="float">
            <text:p>40.14</text:p>
          </table:table-cell>
          <table:table-cell/>
          <table:table-cell table:formula="of:=ROUND([.B41]*[.D41];2)" office:value-type="float" office:value="58046.05" calcext:value-type="float">
            <text:p>5804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56.09" calcext:value-type="float">
            <text:p>1656.09</text:p>
          </table:table-cell>
          <table:table-cell/>
          <table:table-cell table:formula="of:=ROUND([.F48]/[.B48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7706.05" calcext:value-type="float">
            <text:p>6770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"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880" calcext:value-type="float">
            <text:p>28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16.09" calcext:value-type="float">
            <text:p>1716.0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13" calcext:value-type="float">
            <text:p>41.13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0586.05" calcext:value-type="float">
            <text:p>70586.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09.49" calcext:value-type="float">
            <text:p>1709.4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11" calcext:value-type="float">
            <text:p>41.11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0269.25" calcext:value-type="float">
            <text:p>70269.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7.8" calcext:value-type="float">
            <text:p>7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374.4" calcext:value-type="float">
            <text:p>374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01.69" calcext:value-type="float">
            <text:p>1701.6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07" calcext:value-type="float">
            <text:p>41.07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69894.85" calcext:value-type="float">
            <text:p>69894.85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66"/>
        <table:table-column table:style-name="co27" table:default-cell-style-name="ce66"/>
        <table:table-column table:style-name="co22" table:default-cell-style-name="ce66"/>
        <table:table-column table:style-name="co28" table:default-cell-style-name="ce66"/>
        <table:table-column table:style-name="co29" table:default-cell-style-name="ce66"/>
        <table:table-column table:style-name="co22" table:number-columns-repeated="1019" table:default-cell-style-name="ce66"/>
        <table:table-row table:style-name="ro2">
          <table:table-cell table:style-name="ce52" office:value-type="string" calcext:value-type="string" table:number-columns-spanned="1" table:number-rows-spanned="2">
            <text:p>WEIGHT (LB)</text:p>
          </table:table-cell>
          <table:table-cell table:style-name="ce52" office:value-type="string" calcext:value-type="string" table:number-columns-spanned="1" table:number-rows-spanned="2">
            <text:p>PRESSURE ALTITUDE (FT)</text:p>
          </table:table-cell>
          <table:table-cell table:style-name="ce52" office:value-type="string" calcext:value-type="string" table:number-columns-spanned="1" table:number-rows-spanned="2">
            <text:p>TEMP</text:p>
          </table:table-cell>
          <table:table-cell table:style-name="ce52" office:value-type="string" calcext:value-type="string" table:number-columns-spanned="1" table:number-rows-spanned="2">
            <text:p>CLIMB SPEED (KIAS)</text:p>
          </table:table-cell>
          <table:table-cell table:style-name="ce52" office:value-type="string" calcext:value-type="string" table:number-columns-spanned="1" table:number-rows-spanned="2">
            <text:p>CLIMB RATE (FPM)</text:p>
          </table:table-cell>
          <table:table-cell table:style-name="ce52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38"/>
          <table:table-cell table:number-columns-repeated="1016"/>
        </table:table-row>
        <table:table-row table:style-name="ro4">
          <table:covered-table-cell table:number-columns-repeated="5" table:style-name="ce38"/>
          <table:table-cell table:style-name="ce38" office:value-type="string" calcext:value-type="string">
            <text:p>TIME (MIN)</text:p>
          </table:table-cell>
          <table:table-cell table:style-name="ce38" office:value-type="string" calcext:value-type="string">
            <text:p>FUEL USED (US GAL)</text:p>
          </table:table-cell>
          <table:table-cell table:style-name="ce38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39" office:value-type="float" office:value="2300" calcext:value-type="float">
            <text:p>230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500" calcext:value-type="float">
            <text:p>1500</text:p>
          </table:table-cell>
          <table:table-cell table:style-name="ce39" office:value-type="float" office:value="12" calcext:value-type="float">
            <text:p>12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4];[.E6])" office:value-type="float" office:value="700" calcext:value-type="float">
            <text:p>700</text:p>
          </table:table-cell>
          <table:table-cell table:style-name="ce89" table:formula="of:=AVERAGE([.F4];[.F6])" office:value-type="float" office:value="2" calcext:value-type="float">
            <text:p>2</text:p>
          </table:table-cell>
          <table:table-cell table:style-name="ce90" table:formula="of:=AVERAGE([.G4];[.G6])" office:value-type="float" office:value="0.45" calcext:value-type="float">
            <text:p>0.45</text:p>
          </table:table-cell>
          <table:table-cell table:style-name="ce9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2000" calcext:value-type="float">
            <text:p>200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75" calcext:value-type="float">
            <text:p>67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.6" calcext:value-type="float">
            <text:p>0.6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2500" calcext:value-type="float">
            <text:p>2500</text:p>
          </table:table-cell>
          <table:table-cell table:style-name="ce39" office:value-type="float" office:value="10" calcext:value-type="float">
            <text:p>10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6];[.E8])" office:value-type="float" office:value="652.5" calcext:value-type="float">
            <text:p>652.5</text:p>
          </table:table-cell>
          <table:table-cell table:style-name="ce89" table:formula="of:=AVERAGE([.F6];[.F8])" office:value-type="float" office:value="3.5" calcext:value-type="float">
            <text:p>3.5</text:p>
          </table:table-cell>
          <table:table-cell table:style-name="ce90" table:formula="of:=AVERAGE([.G6];[.G8])" office:value-type="float" office:value="0.75" calcext:value-type="float">
            <text:p>0.75</text:p>
          </table:table-cell>
          <table:table-cell table:style-name="ce9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3000" calcext:value-type="float">
            <text:p>300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3500" calcext:value-type="float">
            <text:p>3500</text:p>
          </table:table-cell>
          <table:table-cell table:style-name="ce39" office:value-type="float" office:value="8" calcext:value-type="float">
            <text:p>8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8];[.E10])" office:value-type="float" office:value="605" calcext:value-type="float">
            <text:p>605</text:p>
          </table:table-cell>
          <table:table-cell table:style-name="ce89" table:formula="of:=AVERAGE([.F8];[.F10])" office:value-type="float" office:value="5" calcext:value-type="float">
            <text:p>5</text:p>
          </table:table-cell>
          <table:table-cell table:style-name="ce90" table:formula="of:=AVERAGE([.G8];[.G10])" office:value-type="float" office:value="1.05" calcext:value-type="float">
            <text:p>1.05</text:p>
          </table:table-cell>
          <table:table-cell table:style-name="ce9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4000" calcext:value-type="float">
            <text:p>400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.2" calcext:value-type="float">
            <text:p>1.2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4500" calcext:value-type="float">
            <text:p>4500</text:p>
          </table:table-cell>
          <table:table-cell table:style-name="ce39" office:value-type="float" office:value="6" calcext:value-type="float">
            <text:p>6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10];[.E12])" office:value-type="float" office:value="557.5" calcext:value-type="float">
            <text:p>557.5</text:p>
          </table:table-cell>
          <table:table-cell table:style-name="ce89" table:formula="of:=AVERAGE([.F10];[.F12])" office:value-type="float" office:value="7" calcext:value-type="float">
            <text:p>7</text:p>
          </table:table-cell>
          <table:table-cell table:style-name="ce90" table:formula="of:=AVERAGE([.G10];[.G12])" office:value-type="float" office:value="1.4" calcext:value-type="float">
            <text:p>1.4</text:p>
          </table:table-cell>
          <table:table-cell table:style-name="ce9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5000" calcext:value-type="float">
            <text:p>500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35" calcext:value-type="float">
            <text:p>53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.6" calcext:value-type="float">
            <text:p>1.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5500" calcext:value-type="float">
            <text:p>5500</text:p>
          </table:table-cell>
          <table:table-cell table:style-name="ce39" office:value-type="float" office:value="4" calcext:value-type="float">
            <text:p>4</text:p>
          </table:table-cell>
          <table:table-cell table:style-name="ce88" office:value-type="float" office:value="70" calcext:value-type="float">
            <text:p>70</text:p>
          </table:table-cell>
          <table:table-cell table:style-name="ce75" table:formula="of:=AVERAGE([.E12];[.E14])" office:value-type="float" office:value="510" calcext:value-type="float">
            <text:p>510</text:p>
          </table:table-cell>
          <table:table-cell table:style-name="ce89" table:formula="of:=AVERAGE([.F12];[.F14])" office:value-type="float" office:value="9" calcext:value-type="float">
            <text:p>9</text:p>
          </table:table-cell>
          <table:table-cell table:style-name="ce90" table:formula="of:=AVERAGE([.G12];[.G14])" office:value-type="float" office:value="1.75" calcext:value-type="float">
            <text:p>1.75</text:p>
          </table:table-cell>
          <table:table-cell table:style-name="ce9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85" calcext:value-type="float">
            <text:p>48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.9" calcext:value-type="float">
            <text:p>1.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6500" calcext:value-type="float">
            <text:p>6500</text:p>
          </table:table-cell>
          <table:table-cell table:style-name="ce39" office:value-type="float" office:value="2" calcext:value-type="float">
            <text:p>2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4];[.E16])" office:value-type="float" office:value="462.5" calcext:value-type="float">
            <text:p>462.5</text:p>
          </table:table-cell>
          <table:table-cell table:style-name="ce89" table:formula="of:=AVERAGE([.F14];[.F16])" office:value-type="float" office:value="11" calcext:value-type="float">
            <text:p>11</text:p>
          </table:table-cell>
          <table:table-cell table:style-name="ce90" table:formula="of:=AVERAGE([.G14];[.G16])" office:value-type="float" office:value="2.1" calcext:value-type="float">
            <text:p>2.1</text:p>
          </table:table-cell>
          <table:table-cell table:style-name="ce9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7000" calcext:value-type="float">
            <text:p>70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.3" calcext:value-type="float">
            <text:p>2.3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7500" calcext:value-type="float">
            <text:p>7500</text:p>
          </table:table-cell>
          <table:table-cell table:style-name="ce39" office:value-type="float" office:value="0" calcext:value-type="float">
            <text:p>0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6];[.E18])" office:value-type="float" office:value="415" calcext:value-type="float">
            <text:p>415</text:p>
          </table:table-cell>
          <table:table-cell table:style-name="ce89" table:formula="of:=AVERAGE([.F16];[.F18])" office:value-type="float" office:value="13.5" calcext:value-type="float">
            <text:p>13.5</text:p>
          </table:table-cell>
          <table:table-cell table:style-name="ce90" table:formula="of:=AVERAGE([.G16];[.G18])" office:value-type="float" office:value="2.5" calcext:value-type="float">
            <text:p>2.5</text:p>
          </table:table-cell>
          <table:table-cell table:style-name="ce9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8000" calcext:value-type="float">
            <text:p>8000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.7" calcext:value-type="float">
            <text:p>2.7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8500" calcext:value-type="float">
            <text:p>8500</text:p>
          </table:table-cell>
          <table:table-cell table:style-name="ce39" office:value-type="float" office:value="-2" calcext:value-type="float">
            <text:p>-2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18];[.E20])" office:value-type="float" office:value="367.5" calcext:value-type="float">
            <text:p>367.5</text:p>
          </table:table-cell>
          <table:table-cell table:style-name="ce89" table:formula="of:=AVERAGE([.F18];[.F20])" office:value-type="float" office:value="16" calcext:value-type="float">
            <text:p>16</text:p>
          </table:table-cell>
          <table:table-cell table:style-name="ce90" table:formula="of:=AVERAGE([.G18];[.G20])" office:value-type="float" office:value="2.95" calcext:value-type="float">
            <text:p>2.95</text:p>
          </table:table-cell>
          <table:table-cell table:style-name="ce9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9000" calcext:value-type="float">
            <text:p>9000</text:p>
          </table:table-cell>
          <table:table-cell table:style-name="ce39" office:value-type="float" office:value="-3" calcext:value-type="float">
            <text:p>-3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9500" calcext:value-type="float">
            <text:p>9500</text:p>
          </table:table-cell>
          <table:table-cell table:style-name="ce39" office:value-type="float" office:value="-4" calcext:value-type="float">
            <text:p>-4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20];[.E22])" office:value-type="float" office:value="320" calcext:value-type="float">
            <text:p>320</text:p>
          </table:table-cell>
          <table:table-cell table:style-name="ce89" table:formula="of:=AVERAGE([.F20];[.F22])" office:value-type="float" office:value="19" calcext:value-type="float">
            <text:p>19</text:p>
          </table:table-cell>
          <table:table-cell table:style-name="ce90" table:formula="of:=AVERAGE([.G20];[.G22])" office:value-type="float" office:value="3.45" calcext:value-type="float">
            <text:p>3.45</text:p>
          </table:table-cell>
          <table:table-cell table:style-name="ce9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-5" calcext:value-type="float">
            <text:p>-5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45"/>
        <table:table-column table:style-name="co22" table:default-cell-style-name="ce45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92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93"/>
          <table:table-cell table:number-columns-repeated="2"/>
        </table:table-row>
      </table:table>
      <table:table table:name="Print" table:style-name="ta1">
        <table:table-column table:style-name="co35" table:default-cell-style-name="ce45"/>
        <table:table-column table:style-name="co36" table:default-cell-style-name="ce39"/>
        <table:table-column table:style-name="co37" table:default-cell-style-name="ce39"/>
        <table:table-column table:style-name="co10" table:default-cell-style-name="ce39"/>
        <table:table-column table:style-name="co38" table:default-cell-style-name="ce39"/>
        <table:table-column table:style-name="co39" table:default-cell-style-name="ce75"/>
        <table:table-column table:style-name="co40" table:default-cell-style-name="ce39"/>
        <table:table-column table:style-name="co38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45"/>
        <table:table-column table:style-name="co45" table:default-cell-style-name="ce45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2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7" calcext:value-type="float">
            <text:p>77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204" calcext:value-type="float">
            <text:p>204</text:p>
          </table:table-cell>
          <table:table-cell table:formula="of:=[$FPL.U5]" office:value-type="float" office:value="199" calcext:value-type="float">
            <text:p>199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102" calcext:value-type="float">
            <text:p>102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ZAPRE" calcext:value-type="string">
            <text:p>ZAPRE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4500" calcext:value-type="float">
            <text:p>4500</text:p>
          </table:table-cell>
          <table:table-cell table:formula="of:=[$FPL.P6]" office:value-type="float" office:value="190" calcext:value-type="float">
            <text:p>190</text:p>
          </table:table-cell>
          <table:table-cell table:formula="of:=[$FPL.U6]" office:value-type="float" office:value="185" calcext:value-type="float">
            <text:p>185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4" calcext:value-type="float">
            <text:p>104</text:p>
          </table:table-cell>
          <table:table-cell table:formula="of:=[$FPL.R6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ZAPRE" calcext:value-type="string">
            <text:p>ZAPRE</text:p>
          </table:table-cell>
          <table:table-cell table:formula="of:=[$FPL.B7]" office:value-type="string" office:string-value="ALMER" calcext:value-type="string">
            <text:p>ALMER</text:p>
          </table:table-cell>
          <table:table-cell table:formula="of:=[$FPL.C7]" office:value-type="float" office:value="19" calcext:value-type="float">
            <text:p>19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4500" calcext:value-type="float">
            <text:p>4500</text:p>
          </table:table-cell>
          <table:table-cell table:formula="of:=[$FPL.P7]" office:value-type="float" office:value="293" calcext:value-type="float">
            <text:p>293</text:p>
          </table:table-cell>
          <table:table-cell table:formula="of:=[$FPL.U7]" office:value-type="float" office:value="288" calcext:value-type="float">
            <text:p>28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85" calcext:value-type="float">
            <text:p>85</text:p>
          </table:table-cell>
          <table:table-cell table:formula="of:=[$FPL.R7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ALMER" calcext:value-type="string">
            <text:p>ALMER</text:p>
          </table:table-cell>
          <table:table-cell table:style-name="ce47" table:formula="of:=[$FPL.B8]" office:value-type="string" office:string-value="LBSW" calcext:value-type="string">
            <text:p>LBSW</text:p>
          </table:table-cell>
          <table:table-cell table:formula="of:=[$FPL.C8]" office:value-type="float" office:value="7" calcext:value-type="float">
            <text:p>7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000" calcext:value-type="float">
            <text:p>3000</text:p>
          </table:table-cell>
          <table:table-cell table:formula="of:=[$FPL.P8]" office:value-type="float" office:value="273" calcext:value-type="float">
            <text:p>273</text:p>
          </table:table-cell>
          <table:table-cell table:formula="of:=[$FPL.U8]" office:value-type="float" office:value="268" calcext:value-type="float">
            <text:p>26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2" calcext:value-type="float">
            <text:p>92</text:p>
          </table:table-cell>
          <table:table-cell table:formula="of:=[$FPL.R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10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HT" calcext:value-type="string">
            <text:p>LBHT</text:p>
          </table:table-cell>
          <table:table-cell table:formula="of:=[$FPL.B32]" office:value-type="string" office:string-value="XUDLA" calcext:value-type="string">
            <text:p>XUDLA</text:p>
          </table:table-cell>
          <table:table-cell table:formula="of:=[$FPL.C32]" office:value-type="float" office:value="3" calcext:value-type="float">
            <text:p>3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3500" calcext:value-type="float">
            <text:p>3500</text:p>
          </table:table-cell>
          <table:table-cell table:formula="of:=[$FPL.P32]" office:value-type="float" office:value="18" calcext:value-type="float">
            <text:p>18</text:p>
          </table:table-cell>
          <table:table-cell table:formula="of:=[$FPL.U32]" office:value-type="float" office:value="13" calcext:value-type="float">
            <text:p>13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77" calcext:value-type="float">
            <text:p>77</text:p>
          </table:table-cell>
          <table:table-cell table:formula="of:=[$FPL.R32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3]" office:value-type="string" office:string-value="XUDLA" calcext:value-type="string">
            <text:p>XUDLA</text:p>
          </table:table-cell>
          <table:table-cell table:formula="of:=[$FPL.B33]" office:value-type="string" office:string-value="BEBSI" calcext:value-type="string">
            <text:p>BEBSI</text:p>
          </table:table-cell>
          <table:table-cell table:formula="of:=[$FPL.C33]" office:value-type="float" office:value="6.5" calcext:value-type="float">
            <text:p>6.5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3500" calcext:value-type="float">
            <text:p>3500</text:p>
          </table:table-cell>
          <table:table-cell table:formula="of:=[$FPL.P33]" office:value-type="float" office:value="325" calcext:value-type="float">
            <text:p>325</text:p>
          </table:table-cell>
          <table:table-cell table:formula="of:=[$FPL.U33]" office:value-type="float" office:value="320" calcext:value-type="float">
            <text:p>320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3" calcext:value-type="float">
            <text:p>93</text:p>
          </table:table-cell>
          <table:table-cell table:formula="of:=[$FPL.R33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4]" office:value-type="string" office:string-value="BEBSI" calcext:value-type="string">
            <text:p>BEBSI</text:p>
          </table:table-cell>
          <table:table-cell table:formula="of:=[$FPL.B34]" office:value-type="string" office:string-value="UNERU" calcext:value-type="string">
            <text:p>UNERU</text:p>
          </table:table-cell>
          <table:table-cell table:formula="of:=[$FPL.C34]" office:value-type="float" office:value="3.5" calcext:value-type="float">
            <text:p>3.5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3000" calcext:value-type="float">
            <text:p>3000</text:p>
          </table:table-cell>
          <table:table-cell table:formula="of:=[$FPL.P34]" office:value-type="float" office:value="313" calcext:value-type="float">
            <text:p>313</text:p>
          </table:table-cell>
          <table:table-cell table:formula="of:=[$FPL.U34]" office:value-type="float" office:value="308" calcext:value-type="float">
            <text:p>308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2" calcext:value-type="float">
            <text:p>92</text:p>
          </table:table-cell>
          <table:table-cell table:formula="of:=[$FPL.R3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5]" office:value-type="string" office:string-value="UNERU" calcext:value-type="string">
            <text:p>UNERU</text:p>
          </table:table-cell>
          <table:table-cell table:formula="of:=[$FPL.B35]" office:value-type="string" office:string-value="LBLS" calcext:value-type="string">
            <text:p>LBLS</text:p>
          </table:table-cell>
          <table:table-cell table:formula="of:=[$FPL.C35]" office:value-type="float" office:value="2" calcext:value-type="float">
            <text:p>2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2500" calcext:value-type="float">
            <text:p>2500</text:p>
          </table:table-cell>
          <table:table-cell table:formula="of:=[$FPL.P35]" office:value-type="float" office:value="14" calcext:value-type="float">
            <text:p>14</text:p>
          </table:table-cell>
          <table:table-cell table:formula="of:=[$FPL.U35]" office:value-type="float" office:value="9" calcext:value-type="float">
            <text:p>9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1" calcext:value-type="float">
            <text:p>91</text:p>
          </table:table-cell>
          <table:table-cell table:formula="of:=[$FPL.R3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table:formula="of:=[$FPL.A36]" office:value-type="float" office:value="0" calcext:value-type="float">
            <text:p>0</text:p>
          </table:table-cell>
          <table:table-cell table:style-name="ce47"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38" table:formula="of:=SUM([.D3:.D23])" office:value-type="float" office:value="59.5" calcext:value-type="float">
            <text:p>59.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66" table:formula="of:=SUM([.K3:.K23])" office:value-type="float" office:value="39" calcext:value-type="float">
            <text:p>39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6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08:04:57.99109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2-28T08:11:20.517474110</dc:date>
    <meta:editing-duration>P1DT12H30M25S</meta:editing-duration>
    <meta:editing-cycles>138</meta:editing-cycles>
    <meta:generator>LibreOffice/6.0.7.3$Linux_X86_64 LibreOffice_project/00m0$Build-3</meta:generator>
    <meta:print-date>2019-12-17T09:41:50.769335310</meta:print-date>
    <meta:document-statistic meta:table-count="6" meta:cell-count="1497" meta:object-count="0"/>
  </office:meta>
</office:document-meta>
</file>